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2.362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background-color="transparent" fo:wrap-option="no-wrap" fo:border-left="0.018cm solid #000000" style:direction="ltr" fo:border-right="0.088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18cm solid #000000"/>
    </style:style>
    <style:style style:name="ce21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cell-protect="none" style:print-content="true" fo:border="0.018cm solid #000000"/>
    </style:style>
    <style:style style:name="ce2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35cm solid #00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="0.035cm solid #000000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4" table:default-cell-style-name="ce8"/>
        <table:table-column table:style-name="co3" table:default-cell-style-name="ce11"/>
        <table:table-column table:style-name="co1" table:number-columns-repeated="247" table:default-cell-style-name="Default"/>
        <table:table-column table:style-name="co3" table:number-columns-repeated="770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/>
          <table:table-cell table:style-name="ce3" office:value-type="string">
            <text:p>Grup 2, 2S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6" office:value-type="string" table:number-columns-spanned="5" table:number-rows-spanned="1">
            <text:p>Examen Setembre</text:p>
          </table:table-cell>
          <table:covered-table-cell table:number-columns-repeated="4" table:style-name="ce6"/>
          <table:table-cell table:number-columns-repeated="1017"/>
        </table:table-row>
        <table:table-row table:style-name="ro2">
          <table:table-cell table:style-name="ce1"/>
          <table:table-cell table:style-name="ce4" office:value-type="string">
            <text:p>Nom</text:p>
          </table:table-cell>
          <table:table-cell table:style-name="ce7" office:value-type="string">
            <text:p>Prob 1</text:p>
          </table:table-cell>
          <table:table-cell table:style-name="ce9" office:value-type="string">
            <text:p>Prob 2</text:p>
          </table:table-cell>
          <table:table-cell table:style-name="ce7" office:value-type="string">
            <text:p>Prob 3</text:p>
          </table:table-cell>
          <table:table-cell table:style-name="ce9" office:value-type="string">
            <text:p>Prob 4</text:p>
          </table:table-cell>
          <table:table-cell table:style-name="ce10"/>
          <table:table-cell office:value-type="string">
            <text:p>P1(sobre 75)</text:p>
          </table:table-cell>
          <table:table-cell office:value-type="string">
            <text:p>P2(sobre 50)</text:p>
          </table:table-cell>
          <table:table-cell table:number-columns-repeated="1015"/>
        </table:table-row>
        <table:table-row table:style-name="ro1">
          <table:table-cell office:value-type="string">
            <text:p>78217763F</text:p>
          </table:table-cell>
          <table:table-cell office:value-type="string">
            <text:p>Álvarez Rebassa, Miguel Ángel</text:p>
          </table:table-cell>
          <table:table-cell table:formula="of:=IF([.H5]&lt;&gt;&quot;&quot;;[.H5]*2.5/75;&quot;&quot;)" office:value-type="float" office:value="1.83333333333333">
            <text:p>1,83</text:p>
          </table:table-cell>
          <table:table-cell table:formula="of:=IF([.I5]&lt;&gt;&quot;&quot;;[.I5]*2.5/50;&quot;&quot;)">
            <text:p/>
          </table:table-cell>
          <table:table-cell table:number-columns-repeated="2"/>
          <table:table-cell table:formula="of:=IF(OR([.C5]&lt;&gt;&quot;&quot;;[.D5]&lt;&gt;&quot;&quot;;[.E5]&lt;&gt;&quot;&quot;;[.F5]&lt;&gt;&quot;&quot;);SUM([.C5:.F5]);&quot;&quot;)" office:value-type="float" office:value="1.83333333333333">
            <text:p>1,83</text:p>
          </table:table-cell>
          <table:table-cell office:value-type="float" office:value="55">
            <text:p>55</text:p>
          </table:table-cell>
          <table:table-cell/>
          <table:table-cell table:number-columns-repeated="1015"/>
        </table:table-row>
        <table:table-row table:style-name="ro1">
          <table:table-cell office:value-type="string">
            <text:p>43116152F</text:p>
          </table:table-cell>
          <table:table-cell office:value-type="string">
            <text:p>Ayne Carbó, Antonio</text:p>
          </table:table-cell>
          <table:table-cell table:formula="of:=IF([.H6]&lt;&gt;&quot;&quot;;[.H6]*2.5/75;&quot;&quot;)" office:value-type="float" office:value="1.16666666666667">
            <text:p>1,17</text:p>
          </table:table-cell>
          <table:table-cell table:formula="of:=IF([.I6]&lt;&gt;&quot;&quot;;[.I6]*2.5/50;&quot;&quot;)" office:value-type="float" office:value="1.75">
            <text:p>1,75</text:p>
          </table:table-cell>
          <table:table-cell table:number-columns-repeated="2"/>
          <table:table-cell table:formula="of:=IF(OR([.C6]&lt;&gt;&quot;&quot;;[.D6]&lt;&gt;&quot;&quot;;[.E6]&lt;&gt;&quot;&quot;;[.F6]&lt;&gt;&quot;&quot;);SUM([.C6:.F6]);&quot;&quot;)" office:value-type="float" office:value="2.91666666666667">
            <text:p>2,92</text:p>
          </table:table-cell>
          <table:table-cell table:number-columns-repeated="2" office:value-type="float" office:value="35">
            <text:p>35</text:p>
          </table:table-cell>
          <table:table-cell table:number-columns-repeated="1015"/>
        </table:table-row>
        <table:table-row table:style-name="ro1">
          <table:table-cell office:value-type="string">
            <text:p>41538541N</text:p>
          </table:table-cell>
          <table:table-cell office:value-type="string">
            <text:p>Ballester Puigserver, Maria Antònia</text:p>
          </table:table-cell>
          <table:table-cell table:formula="of:=IF([.H7]&lt;&gt;&quot;&quot;;[.H7]*2.5/75;&quot;&quot;)" office:value-type="float" office:value="0">
            <text:p>0</text:p>
          </table:table-cell>
          <table:table-cell table:formula="of:=IF([.I7]&lt;&gt;&quot;&quot;;[.I7]*2.5/50;&quot;&quot;)" office:value-type="float" office:value="0.5">
            <text:p>0,5</text:p>
          </table:table-cell>
          <table:table-cell table:number-columns-repeated="2"/>
          <table:table-cell table:formula="of:=IF(OR([.C7]&lt;&gt;&quot;&quot;;[.D7]&lt;&gt;&quot;&quot;;[.E7]&lt;&gt;&quot;&quot;;[.F7]&lt;&gt;&quot;&quot;);SUM([.C7:.F7]);&quot;&quot;)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43053580H</text:p>
          </table:table-cell>
          <table:table-cell office:value-type="string">
            <text:p>Batle Vidal, Gabriel</text:p>
          </table:table-cell>
          <table:table-cell table:formula="of:=IF([.H8]&lt;&gt;&quot;&quot;;[.H8]*2.5/75;&quot;&quot;)" office:value-type="float" office:value="1">
            <text:p>1</text:p>
          </table:table-cell>
          <table:table-cell table:formula="of:=IF([.I8]&lt;&gt;&quot;&quot;;[.I8]*2.5/50;&quot;&quot;)" office:value-type="float" office:value="0">
            <text:p>0</text:p>
          </table:table-cell>
          <table:table-cell table:number-columns-repeated="2"/>
          <table:table-cell table:formula="of:=IF(OR([.C8]&lt;&gt;&quot;&quot;;[.D8]&lt;&gt;&quot;&quot;;[.E8]&lt;&gt;&quot;&quot;;[.F8]&lt;&gt;&quot;&quot;);SUM([.C8:.F8]);&quot;&quot;)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115119253</text:p>
          </table:table-cell>
          <table:table-cell office:value-type="string">
            <text:p>Bürger , Insa Amrei</text:p>
          </table:table-cell>
          <table:table-cell table:formula="of:=IF([.H9]&lt;&gt;&quot;&quot;;[.H9]*2.5/75;&quot;&quot;)">
            <text:p/>
          </table:table-cell>
          <table:table-cell table:formula="of:=IF([.I9]&lt;&gt;&quot;&quot;;[.I9]*2.5/50;&quot;&quot;)">
            <text:p/>
          </table:table-cell>
          <table:table-cell table:number-columns-repeated="2"/>
          <table:table-cell table:formula="of:=IF(OR([.C9]&lt;&gt;&quot;&quot;;[.D9]&lt;&gt;&quot;&quot;;[.E9]&lt;&gt;&quot;&quot;;[.F9]&lt;&gt;&quot;&quot;);SUM([.C9:.F9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1572459M</text:p>
          </table:table-cell>
          <table:table-cell office:value-type="string">
            <text:p>Caldentey Gelabert, Guillem</text:p>
          </table:table-cell>
          <table:table-cell table:formula="of:=IF([.H10]&lt;&gt;&quot;&quot;;[.H10]*2.5/75;&quot;&quot;)">
            <text:p/>
          </table:table-cell>
          <table:table-cell table:formula="of:=IF([.I10]&lt;&gt;&quot;&quot;;[.I10]*2.5/50;&quot;&quot;)">
            <text:p/>
          </table:table-cell>
          <table:table-cell table:number-columns-repeated="2"/>
          <table:table-cell table:formula="of:=IF(OR([.C10]&lt;&gt;&quot;&quot;;[.D10]&lt;&gt;&quot;&quot;;[.E10]&lt;&gt;&quot;&quot;;[.F10]&lt;&gt;&quot;&quot;);SUM([.C10:.F10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99918F</text:p>
          </table:table-cell>
          <table:table-cell office:value-type="string">
            <text:p>Cazador López, Ana</text:p>
          </table:table-cell>
          <table:table-cell table:formula="of:=IF([.H11]&lt;&gt;&quot;&quot;;[.H11]*2.5/75;&quot;&quot;)">
            <text:p/>
          </table:table-cell>
          <table:table-cell table:formula="of:=IF([.I11]&lt;&gt;&quot;&quot;;[.I11]*2.5/50;&quot;&quot;)">
            <text:p/>
          </table:table-cell>
          <table:table-cell table:number-columns-repeated="2"/>
          <table:table-cell table:formula="of:=IF(OR([.C11]&lt;&gt;&quot;&quot;;[.D11]&lt;&gt;&quot;&quot;;[.E11]&lt;&gt;&quot;&quot;;[.F11]&lt;&gt;&quot;&quot;);SUM([.C11:.F11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86735A</text:p>
          </table:table-cell>
          <table:table-cell office:value-type="string">
            <text:p>Dueñas Salas, Juan Francisco</text:p>
          </table:table-cell>
          <table:table-cell table:formula="of:=IF([.H12]&lt;&gt;&quot;&quot;;[.H12]*2.5/75;&quot;&quot;)">
            <text:p/>
          </table:table-cell>
          <table:table-cell table:formula="of:=IF([.I12]&lt;&gt;&quot;&quot;;[.I12]*2.5/50;&quot;&quot;)">
            <text:p/>
          </table:table-cell>
          <table:table-cell table:number-columns-repeated="2"/>
          <table:table-cell table:formula="of:=IF(OR([.C12]&lt;&gt;&quot;&quot;;[.D12]&lt;&gt;&quot;&quot;;[.E12]&lt;&gt;&quot;&quot;;[.F12]&lt;&gt;&quot;&quot;);SUM([.C12:.F12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202054G</text:p>
          </table:table-cell>
          <table:table-cell office:value-type="string">
            <text:p>Fiol Cabanellas, Antonio</text:p>
          </table:table-cell>
          <table:table-cell table:formula="of:=IF([.H13]&lt;&gt;&quot;&quot;;[.H13]*2.5/75;&quot;&quot;)" office:value-type="float" office:value="1.16666666666667">
            <text:p>1,17</text:p>
          </table:table-cell>
          <table:table-cell table:formula="of:=IF([.I13]&lt;&gt;&quot;&quot;;[.I13]*2.5/50;&quot;&quot;)" office:value-type="float" office:value="1.5">
            <text:p>1,5</text:p>
          </table:table-cell>
          <table:table-cell table:number-columns-repeated="2"/>
          <table:table-cell table:formula="of:=IF(OR([.C13]&lt;&gt;&quot;&quot;;[.D13]&lt;&gt;&quot;&quot;;[.E13]&lt;&gt;&quot;&quot;;[.F13]&lt;&gt;&quot;&quot;);SUM([.C13:.F13]);&quot;&quot;)" office:value-type="float" office:value="2.66666666666667">
            <text:p>2,67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string">
            <text:p>41570019A</text:p>
          </table:table-cell>
          <table:table-cell office:value-type="string">
            <text:p>Forteza Sureda, Marina</text:p>
          </table:table-cell>
          <table:table-cell table:formula="of:=IF([.H14]&lt;&gt;&quot;&quot;;[.H14]*2.5/75;&quot;&quot;)">
            <text:p/>
          </table:table-cell>
          <table:table-cell table:formula="of:=IF([.I14]&lt;&gt;&quot;&quot;;[.I14]*2.5/50;&quot;&quot;)">
            <text:p/>
          </table:table-cell>
          <table:table-cell table:number-columns-repeated="2"/>
          <table:table-cell table:formula="of:=IF(OR([.C14]&lt;&gt;&quot;&quot;;[.D14]&lt;&gt;&quot;&quot;;[.E14]&lt;&gt;&quot;&quot;;[.F14]&lt;&gt;&quot;&quot;);SUM([.C14:.F14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1520392X</text:p>
          </table:table-cell>
          <table:table-cell office:value-type="string">
            <text:p>Fullana Puigserver, Bernat</text:p>
          </table:table-cell>
          <table:table-cell table:formula="of:=IF([.H15]&lt;&gt;&quot;&quot;;[.H15]*2.5/75;&quot;&quot;)">
            <text:p/>
          </table:table-cell>
          <table:table-cell table:formula="of:=IF([.I15]&lt;&gt;&quot;&quot;;[.I15]*2.5/50;&quot;&quot;)">
            <text:p/>
          </table:table-cell>
          <table:table-cell table:number-columns-repeated="2"/>
          <table:table-cell table:formula="of:=IF(OR([.C15]&lt;&gt;&quot;&quot;;[.D15]&lt;&gt;&quot;&quot;;[.E15]&lt;&gt;&quot;&quot;;[.F15]&lt;&gt;&quot;&quot;);SUM([.C15:.F15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86870T</text:p>
          </table:table-cell>
          <table:table-cell office:value-type="string">
            <text:p>Gago Vega, Daniel Jesús</text:p>
          </table:table-cell>
          <table:table-cell table:formula="of:=IF([.H16]&lt;&gt;&quot;&quot;;[.H16]*2.5/75;&quot;&quot;)">
            <text:p/>
          </table:table-cell>
          <table:table-cell table:formula="of:=IF([.I16]&lt;&gt;&quot;&quot;;[.I16]*2.5/50;&quot;&quot;)">
            <text:p/>
          </table:table-cell>
          <table:table-cell table:number-columns-repeated="2"/>
          <table:table-cell table:formula="of:=IF(OR([.C16]&lt;&gt;&quot;&quot;;[.D16]&lt;&gt;&quot;&quot;;[.E16]&lt;&gt;&quot;&quot;;[.F16]&lt;&gt;&quot;&quot;);SUM([.C16:.F16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1570890T</text:p>
          </table:table-cell>
          <table:table-cell office:value-type="string">
            <text:p>Garau Capó, Maria Antònia</text:p>
          </table:table-cell>
          <table:table-cell table:formula="of:=IF([.H17]&lt;&gt;&quot;&quot;;[.H17]*2.5/75;&quot;&quot;)">
            <text:p/>
          </table:table-cell>
          <table:table-cell table:formula="of:=IF([.I17]&lt;&gt;&quot;&quot;;[.I17]*2.5/50;&quot;&quot;)">
            <text:p/>
          </table:table-cell>
          <table:table-cell table:number-columns-repeated="2"/>
          <table:table-cell table:formula="of:=IF(OR([.C17]&lt;&gt;&quot;&quot;;[.D17]&lt;&gt;&quot;&quot;;[.E17]&lt;&gt;&quot;&quot;;[.F17]&lt;&gt;&quot;&quot;);SUM([.C17:.F17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1501835Z</text:p>
          </table:table-cell>
          <table:table-cell office:value-type="string">
            <text:p>González Florit, José Ignacio</text:p>
          </table:table-cell>
          <table:table-cell table:formula="of:=IF([.H18]&lt;&gt;&quot;&quot;;[.H18]*2.5/75;&quot;&quot;)">
            <text:p/>
          </table:table-cell>
          <table:table-cell table:formula="of:=IF([.I18]&lt;&gt;&quot;&quot;;[.I18]*2.5/50;&quot;&quot;)">
            <text:p/>
          </table:table-cell>
          <table:table-cell table:number-columns-repeated="2"/>
          <table:table-cell table:formula="of:=IF(OR([.C18]&lt;&gt;&quot;&quot;;[.D18]&lt;&gt;&quot;&quot;;[.E18]&lt;&gt;&quot;&quot;;[.F18]&lt;&gt;&quot;&quot;);SUM([.C18:.F18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89053K</text:p>
          </table:table-cell>
          <table:table-cell office:value-type="string">
            <text:p>Hernández Monroig, Joana Aina</text:p>
          </table:table-cell>
          <table:table-cell table:formula="of:=IF([.H19]&lt;&gt;&quot;&quot;;[.H19]*2.5/75;&quot;&quot;)" office:value-type="float" office:value="1">
            <text:p>1</text:p>
          </table:table-cell>
          <table:table-cell table:formula="of:=IF([.I19]&lt;&gt;&quot;&quot;;[.I19]*2.5/50;&quot;&quot;)" office:value-type="float" office:value="0">
            <text:p>0</text:p>
          </table:table-cell>
          <table:table-cell table:number-columns-repeated="2"/>
          <table:table-cell table:formula="of:=IF(OR([.C19]&lt;&gt;&quot;&quot;;[.D19]&lt;&gt;&quot;&quot;;[.E19]&lt;&gt;&quot;&quot;;[.F19]&lt;&gt;&quot;&quot;);SUM([.C19:.F19]);&quot;&quot;)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43172164Z</text:p>
          </table:table-cell>
          <table:table-cell office:value-type="string">
            <text:p>Ibáñez Lozano, Ana</text:p>
          </table:table-cell>
          <table:table-cell table:formula="of:=IF([.H20]&lt;&gt;&quot;&quot;;[.H20]*2.5/75;&quot;&quot;)">
            <text:p/>
          </table:table-cell>
          <table:table-cell table:formula="of:=IF([.I20]&lt;&gt;&quot;&quot;;[.I20]*2.5/50;&quot;&quot;)">
            <text:p/>
          </table:table-cell>
          <table:table-cell table:number-columns-repeated="2"/>
          <table:table-cell table:formula="of:=IF(OR([.C20]&lt;&gt;&quot;&quot;;[.D20]&lt;&gt;&quot;&quot;;[.E20]&lt;&gt;&quot;&quot;;[.F20]&lt;&gt;&quot;&quot;);SUM([.C20:.F20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1541796R</text:p>
          </table:table-cell>
          <table:table-cell office:value-type="string">
            <text:p>Jaume Vega, Miguel</text:p>
          </table:table-cell>
          <table:table-cell table:formula="of:=IF([.H21]&lt;&gt;&quot;&quot;;[.H21]*2.5/75;&quot;&quot;)">
            <text:p/>
          </table:table-cell>
          <table:table-cell table:formula="of:=IF([.I21]&lt;&gt;&quot;&quot;;[.I21]*2.5/50;&quot;&quot;)">
            <text:p/>
          </table:table-cell>
          <table:table-cell table:number-columns-repeated="2"/>
          <table:table-cell table:formula="of:=IF(OR([.C21]&lt;&gt;&quot;&quot;;[.D21]&lt;&gt;&quot;&quot;;[.E21]&lt;&gt;&quot;&quot;;[.F21]&lt;&gt;&quot;&quot;);SUM([.C21:.F21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77548Q</text:p>
          </table:table-cell>
          <table:table-cell office:value-type="string">
            <text:p>López Llompart, Patricia María</text:p>
          </table:table-cell>
          <table:table-cell table:formula="of:=IF([.H22]&lt;&gt;&quot;&quot;;[.H22]*2.5/75;&quot;&quot;)">
            <text:p/>
          </table:table-cell>
          <table:table-cell table:formula="of:=IF([.I22]&lt;&gt;&quot;&quot;;[.I22]*2.5/50;&quot;&quot;)">
            <text:p/>
          </table:table-cell>
          <table:table-cell table:number-columns-repeated="2"/>
          <table:table-cell table:formula="of:=IF(OR([.C22]&lt;&gt;&quot;&quot;;[.D22]&lt;&gt;&quot;&quot;;[.E22]&lt;&gt;&quot;&quot;;[.F22]&lt;&gt;&quot;&quot;);SUM([.C22:.F22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93047J</text:p>
          </table:table-cell>
          <table:table-cell office:value-type="string">
            <text:p>Luengo Ruiz, Juan José</text:p>
          </table:table-cell>
          <table:table-cell table:formula="of:=IF([.H23]&lt;&gt;&quot;&quot;;[.H23]*2.5/75;&quot;&quot;)">
            <text:p/>
          </table:table-cell>
          <table:table-cell table:formula="of:=IF([.I23]&lt;&gt;&quot;&quot;;[.I23]*2.5/50;&quot;&quot;)">
            <text:p/>
          </table:table-cell>
          <table:table-cell table:number-columns-repeated="2"/>
          <table:table-cell table:formula="of:=IF(OR([.C23]&lt;&gt;&quot;&quot;;[.D23]&lt;&gt;&quot;&quot;;[.E23]&lt;&gt;&quot;&quot;;[.F23]&lt;&gt;&quot;&quot;);SUM([.C23:.F23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69431H</text:p>
          </table:table-cell>
          <table:table-cell office:value-type="string">
            <text:p>Mas Fernández, Adrián</text:p>
          </table:table-cell>
          <table:table-cell table:formula="of:=IF([.H24]&lt;&gt;&quot;&quot;;[.H24]*2.5/75;&quot;&quot;)" office:value-type="float" office:value="2.5">
            <text:p>2,5</text:p>
          </table:table-cell>
          <table:table-cell table:formula="of:=IF([.I24]&lt;&gt;&quot;&quot;;[.I24]*2.5/50;&quot;&quot;)" office:value-type="float" office:value="2">
            <text:p>2</text:p>
          </table:table-cell>
          <table:table-cell table:number-columns-repeated="2"/>
          <table:table-cell table:formula="of:=IF(OR([.C24]&lt;&gt;&quot;&quot;;[.D24]&lt;&gt;&quot;&quot;;[.E24]&lt;&gt;&quot;&quot;;[.F24]&lt;&gt;&quot;&quot;);SUM([.C24:.F24]);&quot;&quot;)" office:value-type="float" office:value="4.5">
            <text:p>4,5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43152943K</text:p>
          </table:table-cell>
          <table:table-cell office:value-type="string">
            <text:p>Mas Ferriol, Miquel</text:p>
          </table:table-cell>
          <table:table-cell table:formula="of:=IF([.H25]&lt;&gt;&quot;&quot;;[.H25]*2.5/75;&quot;&quot;)">
            <text:p/>
          </table:table-cell>
          <table:table-cell table:formula="of:=IF([.I25]&lt;&gt;&quot;&quot;;[.I25]*2.5/50;&quot;&quot;)">
            <text:p/>
          </table:table-cell>
          <table:table-cell table:number-columns-repeated="2"/>
          <table:table-cell table:formula="of:=IF(OR([.C25]&lt;&gt;&quot;&quot;;[.D25]&lt;&gt;&quot;&quot;;[.E25]&lt;&gt;&quot;&quot;;[.F25]&lt;&gt;&quot;&quot;);SUM([.C25:.F25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37336892A</text:p>
          </table:table-cell>
          <table:table-cell office:value-type="string">
            <text:p>Mesquida Nadal, Carles</text:p>
          </table:table-cell>
          <table:table-cell table:formula="of:=IF([.H26]&lt;&gt;&quot;&quot;;[.H26]*2.5/75;&quot;&quot;)">
            <text:p/>
          </table:table-cell>
          <table:table-cell table:formula="of:=IF([.I26]&lt;&gt;&quot;&quot;;[.I26]*2.5/50;&quot;&quot;)">
            <text:p/>
          </table:table-cell>
          <table:table-cell table:number-columns-repeated="2"/>
          <table:table-cell table:formula="of:=IF(OR([.C26]&lt;&gt;&quot;&quot;;[.D26]&lt;&gt;&quot;&quot;;[.E26]&lt;&gt;&quot;&quot;;[.F26]&lt;&gt;&quot;&quot;);SUM([.C26:.F26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67906B</text:p>
          </table:table-cell>
          <table:table-cell office:value-type="string">
            <text:p>Molina del Campo, Juan Luis</text:p>
          </table:table-cell>
          <table:table-cell table:formula="of:=IF([.H27]&lt;&gt;&quot;&quot;;[.H27]*2.5/75;&quot;&quot;)" office:value-type="float" office:value="1">
            <text:p>1</text:p>
          </table:table-cell>
          <table:table-cell table:formula="of:=IF([.I27]&lt;&gt;&quot;&quot;;[.I27]*2.5/50;&quot;&quot;)" office:value-type="float" office:value="1.25">
            <text:p>1,25</text:p>
          </table:table-cell>
          <table:table-cell table:number-columns-repeated="2"/>
          <table:table-cell table:formula="of:=IF(OR([.C27]&lt;&gt;&quot;&quot;;[.D27]&lt;&gt;&quot;&quot;;[.E27]&lt;&gt;&quot;&quot;;[.F27]&lt;&gt;&quot;&quot;);SUM([.C27:.F27]);&quot;&quot;)" office:value-type="float" office:value="2.25">
            <text:p>2,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string">
            <text:p>43157347D</text:p>
          </table:table-cell>
          <table:table-cell office:value-type="string">
            <text:p>Perelló Perelló, Biel</text:p>
          </table:table-cell>
          <table:table-cell table:formula="of:=IF([.H28]&lt;&gt;&quot;&quot;;[.H28]*2.5/75;&quot;&quot;)">
            <text:p/>
          </table:table-cell>
          <table:table-cell table:formula="of:=IF([.I28]&lt;&gt;&quot;&quot;;[.I28]*2.5/50;&quot;&quot;)">
            <text:p/>
          </table:table-cell>
          <table:table-cell table:number-columns-repeated="2"/>
          <table:table-cell table:formula="of:=IF(OR([.C28]&lt;&gt;&quot;&quot;;[.D28]&lt;&gt;&quot;&quot;;[.E28]&lt;&gt;&quot;&quot;;[.F28]&lt;&gt;&quot;&quot;);SUM([.C28:.F28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208781S</text:p>
          </table:table-cell>
          <table:table-cell office:value-type="string">
            <text:p>Perera de Quadros, Alfonso</text:p>
          </table:table-cell>
          <table:table-cell table:formula="of:=IF([.H29]&lt;&gt;&quot;&quot;;[.H29]*2.5/75;&quot;&quot;)">
            <text:p/>
          </table:table-cell>
          <table:table-cell table:formula="of:=IF([.I29]&lt;&gt;&quot;&quot;;[.I29]*2.5/50;&quot;&quot;)">
            <text:p/>
          </table:table-cell>
          <table:table-cell table:number-columns-repeated="2"/>
          <table:table-cell table:formula="of:=IF(OR([.C29]&lt;&gt;&quot;&quot;;[.D29]&lt;&gt;&quot;&quot;;[.E29]&lt;&gt;&quot;&quot;;[.F29]&lt;&gt;&quot;&quot;);SUM([.C29:.F29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75707S</text:p>
          </table:table-cell>
          <table:table-cell office:value-type="string">
            <text:p>Pérez Juan, Simó</text:p>
          </table:table-cell>
          <table:table-cell table:formula="of:=IF([.H30]&lt;&gt;&quot;&quot;;[.H30]*2.5/75;&quot;&quot;)">
            <text:p/>
          </table:table-cell>
          <table:table-cell table:formula="of:=IF([.I30]&lt;&gt;&quot;&quot;;[.I30]*2.5/50;&quot;&quot;)">
            <text:p/>
          </table:table-cell>
          <table:table-cell table:number-columns-repeated="2"/>
          <table:table-cell table:formula="of:=IF(OR([.C30]&lt;&gt;&quot;&quot;;[.D30]&lt;&gt;&quot;&quot;;[.E30]&lt;&gt;&quot;&quot;;[.F30]&lt;&gt;&quot;&quot;);SUM([.C30:.F30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84662T</text:p>
          </table:table-cell>
          <table:table-cell office:value-type="string">
            <text:p>Pérez Vicente de Vera, Natalia Alejandra</text:p>
          </table:table-cell>
          <table:table-cell table:formula="of:=IF([.H31]&lt;&gt;&quot;&quot;;[.H31]*2.5/75;&quot;&quot;)">
            <text:p/>
          </table:table-cell>
          <table:table-cell table:formula="of:=IF([.I31]&lt;&gt;&quot;&quot;;[.I31]*2.5/50;&quot;&quot;)">
            <text:p/>
          </table:table-cell>
          <table:table-cell table:number-columns-repeated="2"/>
          <table:table-cell table:formula="of:=IF(OR([.C31]&lt;&gt;&quot;&quot;;[.D31]&lt;&gt;&quot;&quot;;[.E31]&lt;&gt;&quot;&quot;;[.F31]&lt;&gt;&quot;&quot;);SUM([.C31:.F31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69043K</text:p>
          </table:table-cell>
          <table:table-cell office:value-type="string">
            <text:p>Picó Carvajal, Andrés</text:p>
          </table:table-cell>
          <table:table-cell table:formula="of:=IF([.H32]&lt;&gt;&quot;&quot;;[.H32]*2.5/75;&quot;&quot;)">
            <text:p/>
          </table:table-cell>
          <table:table-cell table:formula="of:=IF([.I32]&lt;&gt;&quot;&quot;;[.I32]*2.5/50;&quot;&quot;)">
            <text:p/>
          </table:table-cell>
          <table:table-cell table:number-columns-repeated="2"/>
          <table:table-cell table:formula="of:=IF(OR([.C32]&lt;&gt;&quot;&quot;;[.D32]&lt;&gt;&quot;&quot;;[.E32]&lt;&gt;&quot;&quot;;[.F32]&lt;&gt;&quot;&quot;);SUM([.C32:.F32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99687Y</text:p>
          </table:table-cell>
          <table:table-cell office:value-type="string">
            <text:p>Picó Pellicer, Bernardo Manuel</text:p>
          </table:table-cell>
          <table:table-cell table:formula="of:=IF([.H33]&lt;&gt;&quot;&quot;;[.H33]*2.5/75;&quot;&quot;)">
            <text:p/>
          </table:table-cell>
          <table:table-cell table:formula="of:=IF([.I33]&lt;&gt;&quot;&quot;;[.I33]*2.5/50;&quot;&quot;)">
            <text:p/>
          </table:table-cell>
          <table:table-cell table:number-columns-repeated="2"/>
          <table:table-cell table:formula="of:=IF(OR([.C33]&lt;&gt;&quot;&quot;;[.D33]&lt;&gt;&quot;&quot;;[.E33]&lt;&gt;&quot;&quot;;[.F33]&lt;&gt;&quot;&quot;);SUM([.C33:.F33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78219249K</text:p>
          </table:table-cell>
          <table:table-cell office:value-type="string">
            <text:p>Pol Costa, Josep Francesc</text:p>
          </table:table-cell>
          <table:table-cell table:formula="of:=IF([.H34]&lt;&gt;&quot;&quot;;[.H34]*2.5/75;&quot;&quot;)">
            <text:p/>
          </table:table-cell>
          <table:table-cell table:formula="of:=IF([.I34]&lt;&gt;&quot;&quot;;[.I34]*2.5/50;&quot;&quot;)">
            <text:p/>
          </table:table-cell>
          <table:table-cell table:number-columns-repeated="2"/>
          <table:table-cell table:formula="of:=IF(OR([.C34]&lt;&gt;&quot;&quot;;[.D34]&lt;&gt;&quot;&quot;;[.E34]&lt;&gt;&quot;&quot;;[.F34]&lt;&gt;&quot;&quot;);SUM([.C34:.F34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1517788M</text:p>
          </table:table-cell>
          <table:table-cell office:value-type="string">
            <text:p>Ramírez Ciudad, Verónica</text:p>
          </table:table-cell>
          <table:table-cell table:formula="of:=IF([.H35]&lt;&gt;&quot;&quot;;[.H35]*2.5/75;&quot;&quot;)">
            <text:p/>
          </table:table-cell>
          <table:table-cell table:formula="of:=IF([.I35]&lt;&gt;&quot;&quot;;[.I35]*2.5/50;&quot;&quot;)">
            <text:p/>
          </table:table-cell>
          <table:table-cell table:number-columns-repeated="2"/>
          <table:table-cell table:formula="of:=IF(OR([.C35]&lt;&gt;&quot;&quot;;[.D35]&lt;&gt;&quot;&quot;;[.E35]&lt;&gt;&quot;&quot;;[.F35]&lt;&gt;&quot;&quot;);SUM([.C35:.F35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20327L</text:p>
          </table:table-cell>
          <table:table-cell office:value-type="string">
            <text:p>Rios Cebollada, Miguel Ángel</text:p>
          </table:table-cell>
          <table:table-cell table:formula="of:=IF([.H36]&lt;&gt;&quot;&quot;;[.H36]*2.5/75;&quot;&quot;)">
            <text:p/>
          </table:table-cell>
          <table:table-cell table:formula="of:=IF([.I36]&lt;&gt;&quot;&quot;;[.I36]*2.5/50;&quot;&quot;)">
            <text:p/>
          </table:table-cell>
          <table:table-cell table:number-columns-repeated="2"/>
          <table:table-cell table:formula="of:=IF(OR([.C36]&lt;&gt;&quot;&quot;;[.D36]&lt;&gt;&quot;&quot;;[.E36]&lt;&gt;&quot;&quot;;[.F36]&lt;&gt;&quot;&quot;);SUM([.C36:.F36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1522550Y</text:p>
          </table:table-cell>
          <table:table-cell office:value-type="string">
            <text:p>Roig Ferriol, Magdalena</text:p>
          </table:table-cell>
          <table:table-cell table:formula="of:=IF([.H37]&lt;&gt;&quot;&quot;;[.H37]*2.5/75;&quot;&quot;)" office:value-type="float" office:value="1">
            <text:p>1</text:p>
          </table:table-cell>
          <table:table-cell table:formula="of:=IF([.I37]&lt;&gt;&quot;&quot;;[.I37]*2.5/50;&quot;&quot;)" office:value-type="float" office:value="0.25">
            <text:p>0,25</text:p>
          </table:table-cell>
          <table:table-cell table:number-columns-repeated="2"/>
          <table:table-cell table:formula="of:=IF(OR([.C37]&lt;&gt;&quot;&quot;;[.D37]&lt;&gt;&quot;&quot;;[.E37]&lt;&gt;&quot;&quot;;[.F37]&lt;&gt;&quot;&quot;);SUM([.C37:.F37]);&quot;&quot;)" office:value-type="float" office:value="1.25">
            <text:p>1,2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43191565A</text:p>
          </table:table-cell>
          <table:table-cell office:value-type="string">
            <text:p>Santín Estelrich, Eduardo</text:p>
          </table:table-cell>
          <table:table-cell table:formula="of:=IF([.H38]&lt;&gt;&quot;&quot;;[.H38]*2.5/75;&quot;&quot;)">
            <text:p/>
          </table:table-cell>
          <table:table-cell table:formula="of:=IF([.I38]&lt;&gt;&quot;&quot;;[.I38]*2.5/50;&quot;&quot;)">
            <text:p/>
          </table:table-cell>
          <table:table-cell table:number-columns-repeated="2"/>
          <table:table-cell table:formula="of:=IF(OR([.C38]&lt;&gt;&quot;&quot;;[.D38]&lt;&gt;&quot;&quot;;[.E38]&lt;&gt;&quot;&quot;;[.F38]&lt;&gt;&quot;&quot;);SUM([.C38:.F38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18236817W</text:p>
          </table:table-cell>
          <table:table-cell office:value-type="string">
            <text:p>Segui Rabassa, F. Xavier</text:p>
          </table:table-cell>
          <table:table-cell table:formula="of:=IF([.H39]&lt;&gt;&quot;&quot;;[.H39]*2.5/75;&quot;&quot;)">
            <text:p/>
          </table:table-cell>
          <table:table-cell table:formula="of:=IF([.I39]&lt;&gt;&quot;&quot;;[.I39]*2.5/50;&quot;&quot;)">
            <text:p/>
          </table:table-cell>
          <table:table-cell table:number-columns-repeated="2"/>
          <table:table-cell table:formula="of:=IF(OR([.C39]&lt;&gt;&quot;&quot;;[.D39]&lt;&gt;&quot;&quot;;[.E39]&lt;&gt;&quot;&quot;;[.F39]&lt;&gt;&quot;&quot;);SUM([.C39:.F39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1522327J</text:p>
          </table:table-cell>
          <table:table-cell office:value-type="string">
            <text:p>Torres Torres, Josep Miquel</text:p>
          </table:table-cell>
          <table:table-cell table:formula="of:=IF([.H40]&lt;&gt;&quot;&quot;;[.H40]*2.5/75;&quot;&quot;)">
            <text:p/>
          </table:table-cell>
          <table:table-cell table:formula="of:=IF([.I40]&lt;&gt;&quot;&quot;;[.I40]*2.5/50;&quot;&quot;)">
            <text:p/>
          </table:table-cell>
          <table:table-cell table:number-columns-repeated="2"/>
          <table:table-cell table:formula="of:=IF(OR([.C40]&lt;&gt;&quot;&quot;;[.D40]&lt;&gt;&quot;&quot;;[.E40]&lt;&gt;&quot;&quot;;[.F40]&lt;&gt;&quot;&quot;);SUM([.C40:.F40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Y0752763X</text:p>
          </table:table-cell>
          <table:table-cell office:value-type="string">
            <text:p>Valerio Romero, Leda</text:p>
          </table:table-cell>
          <table:table-cell table:formula="of:=IF([.H41]&lt;&gt;&quot;&quot;;[.H41]*2.5/75;&quot;&quot;)">
            <text:p/>
          </table:table-cell>
          <table:table-cell table:formula="of:=IF([.I41]&lt;&gt;&quot;&quot;;[.I41]*2.5/50;&quot;&quot;)">
            <text:p/>
          </table:table-cell>
          <table:table-cell table:number-columns-repeated="2"/>
          <table:table-cell table:formula="of:=IF(OR([.C41]&lt;&gt;&quot;&quot;;[.D41]&lt;&gt;&quot;&quot;;[.E41]&lt;&gt;&quot;&quot;;[.F41]&lt;&gt;&quot;&quot;);SUM([.C41:.F41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206754N</text:p>
          </table:table-cell>
          <table:table-cell office:value-type="string">
            <text:p>Vallespir Garcia, Marc</text:p>
          </table:table-cell>
          <table:table-cell table:formula="of:=IF([.H42]&lt;&gt;&quot;&quot;;[.H42]*2.5/75;&quot;&quot;)">
            <text:p/>
          </table:table-cell>
          <table:table-cell table:formula="of:=IF([.I42]&lt;&gt;&quot;&quot;;[.I42]*2.5/50;&quot;&quot;)">
            <text:p/>
          </table:table-cell>
          <table:table-cell table:number-columns-repeated="2"/>
          <table:table-cell table:formula="of:=IF(OR([.C42]&lt;&gt;&quot;&quot;;[.D42]&lt;&gt;&quot;&quot;;[.E42]&lt;&gt;&quot;&quot;;[.F42]&lt;&gt;&quot;&quot;);SUM([.C42:.F42]);&quot;&quot;)">
            <text:p/>
          </table:table-cell>
          <table:table-cell table:number-columns-repeated="2"/>
          <table:table-cell table:number-columns-repeated="1015"/>
        </table:table-row>
        <table:table-row table:style-name="ro1">
          <table:table-cell office:value-type="string">
            <text:p>43123753H</text:p>
          </table:table-cell>
          <table:table-cell office:value-type="string">
            <text:p>Wagner Duek, Sandra Beatriz</text:p>
          </table:table-cell>
          <table:table-cell table:formula="of:=IF([.H43]&lt;&gt;&quot;&quot;;[.H43]*2.5/75;&quot;&quot;)">
            <text:p/>
          </table:table-cell>
          <table:table-cell table:formula="of:=IF([.I43]&lt;&gt;&quot;&quot;;[.I43]*2.5/50;&quot;&quot;)">
            <text:p/>
          </table:table-cell>
          <table:table-cell table:number-columns-repeated="2"/>
          <table:table-cell table:formula="of:=IF(OR([.C43]&lt;&gt;&quot;&quot;;[.D43]&lt;&gt;&quot;&quot;;[.E43]&lt;&gt;&quot;&quot;;[.F43]&lt;&gt;&quot;&quot;);SUM([.C43:.F43]);&quot;&quot;)">
            <text:p/>
          </table:table-cell>
          <table:table-cell table:number-columns-repeated="2"/>
          <table:table-cell table:number-columns-repeated="1015"/>
        </table:table-row>
        <table:table-row table:style-name="ro3">
          <table:table-cell table:style-name="ce1" table:number-columns-repeated="7"/>
          <table:table-cell table:number-columns-repeated="1017"/>
        </table:table-row>
      </table:table>
      <table:table table:name="Hoja2" table:style-name="ta2" table:print="false">
        <office:forms form:automatic-focus="false" form:apply-design-mode="false"/>
        <table:table-column table:style-name="co4" table:default-cell-style-name="ce14"/>
        <table:table-column table:style-name="co3" table:number-columns-repeated="4" table:default-cell-style-name="ce14"/>
        <table:table-column table:style-name="co5" table:default-cell-style-name="ce14"/>
        <table:table-column table:style-name="co1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" table:number-columns-repeated="234" table:default-cell-style-name="Default"/>
        <table:table-column table:style-name="co3" table:number-columns-repeated="770" table:default-cell-style-name="Default"/>
        <table:table-row table:style-name="ro1">
          <table:table-cell table:style-name="ce12" office:value-type="string">
            <text:p>Curs 2009-10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2" office:value-type="string">
            <text:p>20355 - Aplicacions Estadístiques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2" office:value-type="string">
            <text:p>Grup1, 2S</text:p>
          </table:table-cell>
          <table:table-cell table:style-name="ce1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15" office:value-type="string" table:number-columns-spanned="5" table:number-rows-spanned="1">
            <text:p>Examen Setembre</text:p>
          </table:table-cell>
          <table:covered-table-cell table:number-columns-repeated="4" table:style-name="ce6"/>
          <table:table-cell table:number-columns-repeated="2"/>
          <table:table-cell table:style-name="ce18" office:value-type="string" table:number-columns-spanned="5" table:number-rows-spanned="1">
            <text:p>Controls</text:p>
          </table:table-cell>
          <table:covered-table-cell table:number-columns-repeated="4" table:style-name="ce21"/>
          <table:table-cell table:style-name="ce18" office:value-type="string" table:number-columns-spanned="3" table:number-rows-spanned="1">
            <text:p>Pràctiques Ordinador</text:p>
          </table:table-cell>
          <table:covered-table-cell table:number-columns-repeated="2" table:style-name="ce19"/>
          <table:table-cell table:style-name="ce26" office:value-type="string" table:number-columns-spanned="4" table:number-rows-spanned="1">
            <text:p>Entrega Problemes</text:p>
          </table:table-cell>
          <table:covered-table-cell table:style-name="ce26"/>
          <table:covered-table-cell table:number-columns-repeated="2"/>
          <table:table-cell/>
          <table:table-cell table:style-name="ce27" office:value-type="string" table:number-columns-spanned="3" table:number-rows-spanned="1">
            <text:p>Nota itineraris</text:p>
          </table:table-cell>
          <table:covered-table-cell table:number-columns-repeated="2" table:style-name="ce30"/>
          <table:table-cell/>
          <table:table-cell table:style-name="ce31" office:value-type="string" table:number-columns-spanned="1" table:number-rows-spanned="2">
            <text:p>Nota Acta</text:p>
          </table:table-cell>
          <table:table-cell table:number-columns-repeated="998"/>
        </table:table-row>
        <table:table-row table:style-name="ro4">
          <table:table-cell table:style-name="ce13" office:value-type="string">
            <text:p>Nom</text:p>
          </table:table-cell>
          <table:table-cell table:style-name="ce7" office:value-type="string">
            <text:p>Prob 1</text:p>
          </table:table-cell>
          <table:table-cell table:style-name="ce7" office:value-type="string">
            <text:p>Prob 2</text:p>
          </table:table-cell>
          <table:table-cell table:style-name="ce7" office:value-type="string">
            <text:p>Prob 3</text:p>
          </table:table-cell>
          <table:table-cell table:style-name="ce7" office:value-type="string">
            <text:p>Prob 4</text:p>
          </table:table-cell>
          <table:table-cell table:style-name="ce16" office:value-type="string">
            <text:p>Nota Examen</text:p>
          </table:table-cell>
          <table:table-cell office:value-type="string">
            <text:p>P1(sobre 75)</text:p>
          </table:table-cell>
          <table:table-cell office:value-type="string">
            <text:p>P2(sobre 50)</text:p>
          </table:table-cell>
          <table:table-cell table:style-name="ce19" office:value-type="string">
            <text:p>C1</text:p>
          </table:table-cell>
          <table:table-cell table:style-name="ce19" office:value-type="string">
            <text:p>C2</text:p>
          </table:table-cell>
          <table:table-cell table:style-name="ce19" office:value-type="string">
            <text:p>C3</text:p>
          </table:table-cell>
          <table:table-cell table:style-name="ce19" office:value-type="string">
            <text:p>C4</text:p>
          </table:table-cell>
          <table:table-cell table:style-name="ce22" office:value-type="string">
            <text:p>Nota Controls</text:p>
          </table:table-cell>
          <table:table-cell table:style-name="ce19" office:value-type="string">
            <text:p>P1</text:p>
          </table:table-cell>
          <table:table-cell table:style-name="ce19" office:value-type="string">
            <text:p>P2</text:p>
          </table:table-cell>
          <table:table-cell table:style-name="ce24" office:value-type="string">
            <text:p>Nota Practiques</text:p>
          </table:table-cell>
          <table:table-cell table:style-name="ce27" office:value-type="string">
            <text:p>E1</text:p>
          </table:table-cell>
          <table:table-cell table:style-name="ce27" office:value-type="string">
            <text:p>E2</text:p>
          </table:table-cell>
          <table:table-cell table:style-name="ce27" office:value-type="string">
            <text:p>E3</text:p>
          </table:table-cell>
          <table:table-cell table:style-name="ce29" office:value-type="string">
            <text:p>Nota Entrega</text:p>
          </table:table-cell>
          <table:table-cell/>
          <table:table-cell table:style-name="ce27" office:value-type="string">
            <text:p>A</text:p>
          </table:table-cell>
          <table:table-cell table:style-name="ce27" office:value-type="string">
            <text:p>B</text:p>
          </table:table-cell>
          <table:table-cell table:style-name="ce27" office:value-type="string">
            <text:p>C</text:p>
          </table:table-cell>
          <table:table-cell/>
          <table:covered-table-cell/>
          <table:table-cell table:number-columns-repeated="998"/>
        </table:table-row>
        <table:table-row table:style-name="ro4">
          <table:table-cell table:style-name="ce2" office:value-type="string">
            <text:p>Aloy Gallent, Francisco Javier</text:p>
          </table:table-cell>
          <table:table-cell table:style-name="ce8" table:formula="of:=IF([.G6]&lt;&gt;&quot;&quot;;[.G6]*2.5/75;&quot;&quot;)">
            <text:p/>
          </table:table-cell>
          <table:table-cell table:style-name="ce8" table:formula="of:=IF([.H6]&lt;&gt;&quot;&quot;;[.H6]*2.5/50;&quot;&quot;)">
            <text:p/>
          </table:table-cell>
          <table:table-cell table:number-columns-repeated="2" table:style-name="ce8"/>
          <table:table-cell table:style-name="ce17" table:formula="of:=IF(OR([.B6]&lt;&gt;&quot;&quot;;[.C6]&lt;&gt;&quot;&quot;;[.D6]&lt;&gt;&quot;&quot;;[.E6]&lt;&gt;&quot;&quot;);SUM([.B6:.E6]);&quot;&quot;)">
            <text:p/>
          </table:table-cell>
          <table:table-cell table:number-columns-repeated="2"/>
          <table:table-cell table:style-name="ce20" office:value-type="float" office:value="9.5">
            <text:p>9,5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9.5">
            <text:p>9,5</text:p>
          </table:table-cell>
          <table:table-cell table:style-name="ce23" table:formula="of:=IF(OR([.I6]&lt;&gt;&quot;&quot;;[.J6]&lt;&gt;&quot;&quot;;[.K6]&lt;&gt;&quot;&quot;;[.L6]&lt;&gt;&quot;&quot;);SUM([.I6:.L6])/4;&quot;&quot;)" office:value-type="float" office:value="7.375">
            <text:p>7,38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5" table:formula="of:=IF(OR([.N6]&lt;&gt;&quot;&quot;;[.O6]&lt;&gt;&quot;&quot;);SUM([.N6:.O6])/2;&quot;&quot;)" office:value-type="float" office:value="7.5">
            <text:p>7,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3" table:formula="of:=IF(OR([.Q6]&lt;&gt;&quot;&quot;;[.S6]&lt;&gt;&quot;&quot;;[.R6]&gt;&quot;&quot;);SUM([.Q6:.S6])/3;&quot;&quot;)" office:value-type="float" office:value="9">
            <text:p>9</text:p>
          </table:table-cell>
          <table:table-cell/>
          <table:table-cell table:style-name="ce30" table:formula="of:=IF([.F6]&lt;&gt;&quot;&quot;;0.7*[.F6]+0.2*[.T6]+0.1*[.P6];&quot;&quot;)">
            <text:p/>
          </table:table-cell>
          <table:table-cell table:style-name="ce30" table:formula="of:=IF([.F6]&lt;&gt;&quot;&quot;;0.6+0.24*[.M6]+0.6*[.F6]+0.1*[.P6];&quot;&quot;)">
            <text:p/>
          </table:table-cell>
          <table:table-cell table:style-name="ce30" table:formula="of:=IF([.F6]&lt;&gt;&quot;&quot;;0.6+0.24*[.M6]+0.4*[.F6]+0.2*[.T6]+0.1*[.P6];&quot;&quot;)">
            <text:p/>
          </table:table-cell>
          <table:table-cell/>
          <table:table-cell table:style-name="ce32" table:formula="of:=IF([.V6]&lt;&gt;&quot;&quot;;MAX([.V6:.X6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Álvaro Ribas, Óscar Antonio</text:p>
          </table:table-cell>
          <table:table-cell table:style-name="ce8" table:formula="of:=IF([.G7]&lt;&gt;&quot;&quot;;[.G7]*2.5/75;&quot;&quot;)">
            <text:p/>
          </table:table-cell>
          <table:table-cell table:style-name="ce8" table:formula="of:=IF([.H7]&lt;&gt;&quot;&quot;;[.H7]*2.5/50;&quot;&quot;)">
            <text:p/>
          </table:table-cell>
          <table:table-cell table:number-columns-repeated="2" table:style-name="ce8"/>
          <table:table-cell table:style-name="ce17" table:formula="of:=IF(OR([.B7]&lt;&gt;&quot;&quot;;[.C7]&lt;&gt;&quot;&quot;;[.D7]&lt;&gt;&quot;&quot;;[.E7]&lt;&gt;&quot;&quot;);SUM([.B7:.E7]);&quot;&quot;)">
            <text:p/>
          </table:table-cell>
          <table:table-cell table:number-columns-repeated="2"/>
          <table:table-cell table:style-name="ce20" office:value-type="float" office:value="10">
            <text:p>1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">
            <text:p>4</text:p>
          </table:table-cell>
          <table:table-cell table:style-name="ce23" table:formula="of:=IF(OR([.I7]&lt;&gt;&quot;&quot;;[.J7]&lt;&gt;&quot;&quot;;[.K7]&lt;&gt;&quot;&quot;;[.L7]&lt;&gt;&quot;&quot;);SUM([.I7:.L7])/4;&quot;&quot;)" office:value-type="float" office:value="7">
            <text:p>7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5" table:formula="of:=IF(OR([.N7]&lt;&gt;&quot;&quot;;[.O7]&lt;&gt;&quot;&quot;);SUM([.N7:.O7])/2;&quot;&quot;)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8">
            <text:p>8</text:p>
          </table:table-cell>
          <table:table-cell table:style-name="ce23" table:formula="of:=IF(OR([.Q7]&lt;&gt;&quot;&quot;;[.S7]&lt;&gt;&quot;&quot;;[.R7]&gt;&quot;&quot;);SUM([.Q7:.S7])/3;&quot;&quot;)" office:value-type="float" office:value="8.66666666666667">
            <text:p>8,67</text:p>
          </table:table-cell>
          <table:table-cell/>
          <table:table-cell table:style-name="ce30" table:formula="of:=IF([.F7]&lt;&gt;&quot;&quot;;0.7*[.F7]+0.2*[.T7]+0.1*[.P7];&quot;&quot;)">
            <text:p/>
          </table:table-cell>
          <table:table-cell table:style-name="ce30" table:formula="of:=IF([.F7]&lt;&gt;&quot;&quot;;0.6+0.24*[.M7]+0.6*[.F7]+0.1*[.P7];&quot;&quot;)">
            <text:p/>
          </table:table-cell>
          <table:table-cell table:style-name="ce30" table:formula="of:=IF([.F7]&lt;&gt;&quot;&quot;;0.6+0.24*[.M7]+0.4*[.F7]+0.2*[.T7]+0.1*[.P7];&quot;&quot;)">
            <text:p/>
          </table:table-cell>
          <table:table-cell/>
          <table:table-cell table:style-name="ce32" table:formula="of:=IF([.V7]&lt;&gt;&quot;&quot;;MAX([.V7:.X7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Barceló Bobillo, Maria Neus</text:p>
          </table:table-cell>
          <table:table-cell table:style-name="ce8" table:formula="of:=IF([.G8]&lt;&gt;&quot;&quot;;[.G8]*2.5/75;&quot;&quot;)">
            <text:p/>
          </table:table-cell>
          <table:table-cell table:style-name="ce8" table:formula="of:=IF([.H8]&lt;&gt;&quot;&quot;;[.H8]*2.5/50;&quot;&quot;)">
            <text:p/>
          </table:table-cell>
          <table:table-cell table:number-columns-repeated="2" table:style-name="ce8"/>
          <table:table-cell table:style-name="ce17" table:formula="of:=IF(OR([.B8]&lt;&gt;&quot;&quot;;[.C8]&lt;&gt;&quot;&quot;;[.D8]&lt;&gt;&quot;&quot;;[.E8]&lt;&gt;&quot;&quot;);SUM([.B8:.E8]);&quot;&quot;)">
            <text:p/>
          </table:table-cell>
          <table:table-cell table:number-columns-repeated="2"/>
          <table:table-cell table:style-name="ce20" office:value-type="float" office:value="6.5">
            <text:p>6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6.5">
            <text:p>6,5</text:p>
          </table:table-cell>
          <table:table-cell table:style-name="ce23" table:formula="of:=IF(OR([.I8]&lt;&gt;&quot;&quot;;[.J8]&lt;&gt;&quot;&quot;;[.K8]&lt;&gt;&quot;&quot;;[.L8]&lt;&gt;&quot;&quot;);SUM([.I8:.L8])/4;&quot;&quot;)" office:value-type="float" office:value="5.5">
            <text:p>5,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5" table:formula="of:=IF(OR([.N8]&lt;&gt;&quot;&quot;;[.O8]&lt;&gt;&quot;&quot;);SUM([.N8:.O8])/2;&quot;&quot;)" office:value-type="float" office:value="6">
            <text:p>6</text:p>
          </table:table-cell>
          <table:table-cell table:number-columns-repeated="2"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3" table:formula="of:=IF(OR([.Q8]&lt;&gt;&quot;&quot;;[.S8]&lt;&gt;&quot;&quot;;[.R8]&gt;&quot;&quot;);SUM([.Q8:.S8])/3;&quot;&quot;)" office:value-type="float" office:value="8.66666666666667">
            <text:p>8,67</text:p>
          </table:table-cell>
          <table:table-cell/>
          <table:table-cell table:style-name="ce30" table:formula="of:=IF([.F8]&lt;&gt;&quot;&quot;;0.7*[.F8]+0.2*[.T8]+0.1*[.P8];&quot;&quot;)">
            <text:p/>
          </table:table-cell>
          <table:table-cell table:style-name="ce30" table:formula="of:=IF([.F8]&lt;&gt;&quot;&quot;;0.6+0.24*[.M8]+0.6*[.F8]+0.1*[.P8];&quot;&quot;)">
            <text:p/>
          </table:table-cell>
          <table:table-cell table:style-name="ce30" table:formula="of:=IF([.F8]&lt;&gt;&quot;&quot;;0.6+0.24*[.M8]+0.4*[.F8]+0.2*[.T8]+0.1*[.P8];&quot;&quot;)">
            <text:p/>
          </table:table-cell>
          <table:table-cell/>
          <table:table-cell table:style-name="ce32" table:formula="of:=IF([.V8]&lt;&gt;&quot;&quot;;MAX([.V8:.X8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Belghazi , Kaoutar</text:p>
          </table:table-cell>
          <table:table-cell table:style-name="ce8" table:formula="of:=IF([.G9]&lt;&gt;&quot;&quot;;[.G9]*2.5/75;&quot;&quot;)">
            <text:p/>
          </table:table-cell>
          <table:table-cell table:style-name="ce8" table:formula="of:=IF([.H9]&lt;&gt;&quot;&quot;;[.H9]*2.5/50;&quot;&quot;)">
            <text:p/>
          </table:table-cell>
          <table:table-cell table:number-columns-repeated="2" table:style-name="ce8"/>
          <table:table-cell table:style-name="ce17" table:formula="of:=IF(OR([.B9]&lt;&gt;&quot;&quot;;[.C9]&lt;&gt;&quot;&quot;;[.D9]&lt;&gt;&quot;&quot;;[.E9]&lt;&gt;&quot;&quot;);SUM([.B9:.E9]);&quot;&quot;)">
            <text:p/>
          </table:table-cell>
          <table:table-cell table:number-columns-repeated="2"/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3" table:formula="of:=IF(OR([.I9]&lt;&gt;&quot;&quot;;[.J9]&lt;&gt;&quot;&quot;;[.K9]&lt;&gt;&quot;&quot;;[.L9]&lt;&gt;&quot;&quot;);SUM([.I9:.L9])/4;&quot;&quot;)" office:value-type="float" office:value="4.5">
            <text:p>4,5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5" table:formula="of:=IF(OR([.N9]&lt;&gt;&quot;&quot;;[.O9]&lt;&gt;&quot;&quot;);SUM([.N9:.O9])/2;&quot;&quot;)" office:value-type="float" office:value="4">
            <text:p>4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3" table:formula="of:=IF(OR([.Q9]&lt;&gt;&quot;&quot;;[.S9]&lt;&gt;&quot;&quot;;[.R9]&gt;&quot;&quot;);SUM([.Q9:.S9])/3;&quot;&quot;)" office:value-type="float" office:value="9">
            <text:p>9</text:p>
          </table:table-cell>
          <table:table-cell/>
          <table:table-cell table:style-name="ce30" table:formula="of:=IF([.F9]&lt;&gt;&quot;&quot;;0.7*[.F9]+0.2*[.T9]+0.1*[.P9];&quot;&quot;)">
            <text:p/>
          </table:table-cell>
          <table:table-cell table:style-name="ce30" table:formula="of:=IF([.F9]&lt;&gt;&quot;&quot;;0.6+0.24*[.M9]+0.6*[.F9]+0.1*[.P9];&quot;&quot;)">
            <text:p/>
          </table:table-cell>
          <table:table-cell table:style-name="ce30" table:formula="of:=IF([.F9]&lt;&gt;&quot;&quot;;0.6+0.24*[.M9]+0.4*[.F9]+0.2*[.T9]+0.1*[.P9];&quot;&quot;)">
            <text:p/>
          </table:table-cell>
          <table:table-cell/>
          <table:table-cell table:style-name="ce32" table:formula="of:=IF([.V9]&lt;&gt;&quot;&quot;;MAX([.V9:.X9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Bobadilla Fonollá, Tomás Enrique</text:p>
          </table:table-cell>
          <table:table-cell table:style-name="ce8" table:formula="of:=IF([.G10]&lt;&gt;&quot;&quot;;[.G10]*2.5/75;&quot;&quot;)">
            <text:p/>
          </table:table-cell>
          <table:table-cell table:style-name="ce8" table:formula="of:=IF([.H10]&lt;&gt;&quot;&quot;;[.H10]*2.5/50;&quot;&quot;)">
            <text:p/>
          </table:table-cell>
          <table:table-cell table:number-columns-repeated="2" table:style-name="ce8"/>
          <table:table-cell table:style-name="ce17" table:formula="of:=IF(OR([.B10]&lt;&gt;&quot;&quot;;[.C10]&lt;&gt;&quot;&quot;;[.D10]&lt;&gt;&quot;&quot;;[.E10]&lt;&gt;&quot;&quot;);SUM([.B10:.E10]);&quot;&quot;)">
            <text:p/>
          </table:table-cell>
          <table:table-cell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0.5">
            <text:p>0,5</text:p>
          </table:table-cell>
          <table:table-cell table:style-name="ce23" table:formula="of:=IF(OR([.I10]&lt;&gt;&quot;&quot;;[.J10]&lt;&gt;&quot;&quot;;[.K10]&lt;&gt;&quot;&quot;;[.L10]&lt;&gt;&quot;&quot;);SUM([.I10:.L10])/4;&quot;&quot;)" office:value-type="float" office:value="2.5">
            <text:p>2,5</text:p>
          </table:table-cell>
          <table:table-cell table:number-columns-repeated="2" table:style-name="ce20"/>
          <table:table-cell table:style-name="ce25" table:formula="of:=IF(OR([.N10]&lt;&gt;&quot;&quot;;[.O10]&lt;&gt;&quot;&quot;);SUM([.N10:.O10])/2;&quot;&quot;)">
            <text:p/>
          </table:table-cell>
          <table:table-cell table:number-columns-repeated="3" table:style-name="ce28"/>
          <table:table-cell table:style-name="ce23" table:formula="of:=IF(OR([.Q10]&lt;&gt;&quot;&quot;;[.S10]&lt;&gt;&quot;&quot;;[.R10]&gt;&quot;&quot;);SUM([.Q10:.S10])/3;&quot;&quot;)">
            <text:p/>
          </table:table-cell>
          <table:table-cell/>
          <table:table-cell table:style-name="ce30" table:formula="of:=IF([.F10]&lt;&gt;&quot;&quot;;0.7*[.F10]+0.2*[.T10]+0.1*[.P10];&quot;&quot;)">
            <text:p/>
          </table:table-cell>
          <table:table-cell table:style-name="ce30" table:formula="of:=IF([.F10]&lt;&gt;&quot;&quot;;0.6+0.24*[.M10]+0.6*[.F10]+0.1*[.P10];&quot;&quot;)">
            <text:p/>
          </table:table-cell>
          <table:table-cell table:style-name="ce30" table:formula="of:=IF([.F10]&lt;&gt;&quot;&quot;;0.6+0.24*[.M10]+0.4*[.F10]+0.2*[.T10]+0.1*[.P10];&quot;&quot;)">
            <text:p/>
          </table:table-cell>
          <table:table-cell/>
          <table:table-cell table:style-name="ce32" table:formula="of:=IF([.V10]&lt;&gt;&quot;&quot;;MAX([.V10:.X10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Bordoy Vadell, Miguel Santiago</text:p>
          </table:table-cell>
          <table:table-cell table:style-name="ce8" table:formula="of:=IF([.G11]&lt;&gt;&quot;&quot;;[.G11]*2.5/75;&quot;&quot;)">
            <text:p/>
          </table:table-cell>
          <table:table-cell table:style-name="ce8" table:formula="of:=IF([.H11]&lt;&gt;&quot;&quot;;[.H11]*2.5/50;&quot;&quot;)">
            <text:p/>
          </table:table-cell>
          <table:table-cell table:number-columns-repeated="2" table:style-name="ce8"/>
          <table:table-cell table:style-name="ce17" table:formula="of:=IF(OR([.B11]&lt;&gt;&quot;&quot;;[.C11]&lt;&gt;&quot;&quot;;[.D11]&lt;&gt;&quot;&quot;;[.E11]&lt;&gt;&quot;&quot;);SUM([.B11:.E11]);&quot;&quot;)">
            <text:p/>
          </table:table-cell>
          <table:table-cell table:number-columns-repeated="2"/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4.5">
            <text:p>4,5</text:p>
          </table:table-cell>
          <table:table-cell table:style-name="ce20" office:value-type="float" office:value="0">
            <text:p>0</text:p>
          </table:table-cell>
          <table:table-cell table:style-name="ce23" table:formula="of:=IF(OR([.I11]&lt;&gt;&quot;&quot;;[.J11]&lt;&gt;&quot;&quot;;[.K11]&lt;&gt;&quot;&quot;;[.L11]&lt;&gt;&quot;&quot;);SUM([.I11:.L11])/4;&quot;&quot;)" office:value-type="float" office:value="4.25">
            <text:p>4,2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9">
            <text:p>9</text:p>
          </table:table-cell>
          <table:table-cell table:style-name="ce25" table:formula="of:=IF(OR([.N11]&lt;&gt;&quot;&quot;;[.O11]&lt;&gt;&quot;&quot;);SUM([.N11:.O11])/2;&quot;&quot;)" office:value-type="float" office:value="8">
            <text:p>8</text:p>
          </table:table-cell>
          <table:table-cell table:number-columns-repeated="3" table:style-name="ce28" office:value-type="float" office:value="10">
            <text:p>10</text:p>
          </table:table-cell>
          <table:table-cell table:style-name="ce23" table:formula="of:=IF(OR([.Q11]&lt;&gt;&quot;&quot;;[.S11]&lt;&gt;&quot;&quot;;[.R11]&gt;&quot;&quot;);SUM([.Q11:.S11])/3;&quot;&quot;)" office:value-type="float" office:value="10">
            <text:p>10</text:p>
          </table:table-cell>
          <table:table-cell/>
          <table:table-cell table:style-name="ce30" table:formula="of:=IF([.F11]&lt;&gt;&quot;&quot;;0.7*[.F11]+0.2*[.T11]+0.1*[.P11];&quot;&quot;)">
            <text:p/>
          </table:table-cell>
          <table:table-cell table:style-name="ce30" table:formula="of:=IF([.F11]&lt;&gt;&quot;&quot;;0.6+0.24*[.M11]+0.6*[.F11]+0.1*[.P11];&quot;&quot;)">
            <text:p/>
          </table:table-cell>
          <table:table-cell table:style-name="ce30" table:formula="of:=IF([.F11]&lt;&gt;&quot;&quot;;0.6+0.24*[.M11]+0.4*[.F11]+0.2*[.T11]+0.1*[.P11];&quot;&quot;)">
            <text:p/>
          </table:table-cell>
          <table:table-cell/>
          <table:table-cell table:style-name="ce32" table:formula="of:=IF([.V11]&lt;&gt;&quot;&quot;;MAX([.V11:.X11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de Vera Encinas, Daniel José</text:p>
          </table:table-cell>
          <table:table-cell table:style-name="ce8" table:formula="of:=IF([.G12]&lt;&gt;&quot;&quot;;[.G12]*2.5/75;&quot;&quot;)">
            <text:p/>
          </table:table-cell>
          <table:table-cell table:style-name="ce8" table:formula="of:=IF([.H12]&lt;&gt;&quot;&quot;;[.H12]*2.5/50;&quot;&quot;)">
            <text:p/>
          </table:table-cell>
          <table:table-cell table:number-columns-repeated="2" table:style-name="ce8"/>
          <table:table-cell table:style-name="ce17" table:formula="of:=IF(OR([.B12]&lt;&gt;&quot;&quot;;[.C12]&lt;&gt;&quot;&quot;;[.D12]&lt;&gt;&quot;&quot;;[.E12]&lt;&gt;&quot;&quot;);SUM([.B12:.E12]);&quot;&quot;)">
            <text:p/>
          </table:table-cell>
          <table:table-cell table:number-columns-repeated="2"/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4">
            <text:p>4</text:p>
          </table:table-cell>
          <table:table-cell table:style-name="ce23" table:formula="of:=IF(OR([.I12]&lt;&gt;&quot;&quot;;[.J12]&lt;&gt;&quot;&quot;;[.K12]&lt;&gt;&quot;&quot;;[.L12]&lt;&gt;&quot;&quot;);SUM([.I12:.L12])/4;&quot;&quot;)" office:value-type="float" office:value="5.625">
            <text:p>5,6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5" table:formula="of:=IF(OR([.N12]&lt;&gt;&quot;&quot;;[.O12]&lt;&gt;&quot;&quot;);SUM([.N12:.O12])/2;&quot;&quot;)" office:value-type="float" office:value="6">
            <text:p>6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8">
            <text:p>8</text:p>
          </table:table-cell>
          <table:table-cell table:style-name="ce23" table:formula="of:=IF(OR([.Q12]&lt;&gt;&quot;&quot;;[.S12]&lt;&gt;&quot;&quot;;[.R12]&gt;&quot;&quot;);SUM([.Q12:.S12])/3;&quot;&quot;)" office:value-type="float" office:value="8.66666666666667">
            <text:p>8,67</text:p>
          </table:table-cell>
          <table:table-cell/>
          <table:table-cell table:style-name="ce30" table:formula="of:=IF([.F12]&lt;&gt;&quot;&quot;;0.7*[.F12]+0.2*[.T12]+0.1*[.P12];&quot;&quot;)">
            <text:p/>
          </table:table-cell>
          <table:table-cell table:style-name="ce30" table:formula="of:=IF([.F12]&lt;&gt;&quot;&quot;;0.6+0.24*[.M12]+0.6*[.F12]+0.1*[.P12];&quot;&quot;)">
            <text:p/>
          </table:table-cell>
          <table:table-cell table:style-name="ce30" table:formula="of:=IF([.F12]&lt;&gt;&quot;&quot;;0.6+0.24*[.M12]+0.4*[.F12]+0.2*[.T12]+0.1*[.P12];&quot;&quot;)">
            <text:p/>
          </table:table-cell>
          <table:table-cell/>
          <table:table-cell table:style-name="ce32" table:formula="of:=IF([.V12]&lt;&gt;&quot;&quot;;MAX([.V12:.X12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Galmés Trueba, Lluís Miguel</text:p>
          </table:table-cell>
          <table:table-cell table:style-name="ce8" table:formula="of:=IF([.G13]&lt;&gt;&quot;&quot;;[.G13]*2.5/75;&quot;&quot;)">
            <text:p/>
          </table:table-cell>
          <table:table-cell table:style-name="ce8" table:formula="of:=IF([.H13]&lt;&gt;&quot;&quot;;[.H13]*2.5/50;&quot;&quot;)">
            <text:p/>
          </table:table-cell>
          <table:table-cell table:number-columns-repeated="2" table:style-name="ce8"/>
          <table:table-cell table:style-name="ce17" table:formula="of:=IF(OR([.B13]&lt;&gt;&quot;&quot;;[.C13]&lt;&gt;&quot;&quot;;[.D13]&lt;&gt;&quot;&quot;;[.E13]&lt;&gt;&quot;&quot;);SUM([.B13:.E13]);&quot;&quot;)">
            <text:p/>
          </table:table-cell>
          <table:table-cell table:number-columns-repeated="2"/>
          <table:table-cell table:number-columns-repeated="4" table:style-name="ce20"/>
          <table:table-cell table:style-name="ce23" table:formula="of:=IF(OR([.I13]&lt;&gt;&quot;&quot;;[.J13]&lt;&gt;&quot;&quot;;[.K13]&lt;&gt;&quot;&quot;;[.L13]&lt;&gt;&quot;&quot;);SUM([.I13:.L13])/4;&quot;&quot;)">
            <text:p/>
          </table:table-cell>
          <table:table-cell table:number-columns-repeated="2" table:style-name="ce20"/>
          <table:table-cell table:style-name="ce25" table:formula="of:=IF(OR([.N13]&lt;&gt;&quot;&quot;;[.O13]&lt;&gt;&quot;&quot;);SUM([.N13:.O13])/2;&quot;&quot;)">
            <text:p/>
          </table:table-cell>
          <table:table-cell table:number-columns-repeated="3" table:style-name="ce28"/>
          <table:table-cell table:style-name="ce23" table:formula="of:=IF(OR([.Q13]&lt;&gt;&quot;&quot;;[.S13]&lt;&gt;&quot;&quot;;[.R13]&gt;&quot;&quot;);SUM([.Q13:.S13])/3;&quot;&quot;)">
            <text:p/>
          </table:table-cell>
          <table:table-cell/>
          <table:table-cell table:style-name="ce30" table:formula="of:=IF([.F13]&lt;&gt;&quot;&quot;;0.7*[.F13]+0.2*[.T13]+0.1*[.P13];&quot;&quot;)">
            <text:p/>
          </table:table-cell>
          <table:table-cell table:style-name="ce30" table:formula="of:=IF([.F13]&lt;&gt;&quot;&quot;;0.6+0.24*[.M13]+0.6*[.F13]+0.1*[.P13];&quot;&quot;)">
            <text:p/>
          </table:table-cell>
          <table:table-cell table:style-name="ce30" table:formula="of:=IF([.F13]&lt;&gt;&quot;&quot;;0.6+0.24*[.M13]+0.4*[.F13]+0.2*[.T13]+0.1*[.P13];&quot;&quot;)">
            <text:p/>
          </table:table-cell>
          <table:table-cell/>
          <table:table-cell table:style-name="ce32" table:formula="of:=IF([.V13]&lt;&gt;&quot;&quot;;MAX([.V13:.X13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Gamon Runnenberg, Eric Anaut</text:p>
          </table:table-cell>
          <table:table-cell table:style-name="ce8" table:formula="of:=IF([.G14]&lt;&gt;&quot;&quot;;[.G14]*2.5/75;&quot;&quot;)" office:value-type="float" office:value="0">
            <text:p>0</text:p>
          </table:table-cell>
          <table:table-cell table:style-name="ce8" table:formula="of:=IF([.H14]&lt;&gt;&quot;&quot;;[.H14]*2.5/50;&quot;&quot;)" office:value-type="float" office:value="0">
            <text:p>0</text:p>
          </table:table-cell>
          <table:table-cell table:number-columns-repeated="2" table:style-name="ce8"/>
          <table:table-cell table:style-name="ce17" table:formula="of:=IF(OR([.B14]&lt;&gt;&quot;&quot;;[.C14]&lt;&gt;&quot;&quot;;[.D14]&lt;&gt;&quot;&quot;;[.E14]&lt;&gt;&quot;&quot;);SUM([.B14:.E14]);&quot;&quot;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3" table:formula="of:=IF(OR([.I14]&lt;&gt;&quot;&quot;;[.J14]&lt;&gt;&quot;&quot;;[.K14]&lt;&gt;&quot;&quot;;[.L14]&lt;&gt;&quot;&quot;);SUM([.I14:.L14])/4;&quot;&quot;)" office:value-type="float" office:value="3">
            <text:p>3</text:p>
          </table:table-cell>
          <table:table-cell table:number-columns-repeated="2" table:style-name="ce20"/>
          <table:table-cell table:style-name="ce25" table:formula="of:=IF(OR([.N14]&lt;&gt;&quot;&quot;;[.O14]&lt;&gt;&quot;&quot;);SUM([.N14:.O14])/2;&quot;&quot;)">
            <text:p/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/>
          <table:table-cell table:style-name="ce23" table:formula="of:=IF(OR([.Q14]&lt;&gt;&quot;&quot;;[.S14]&lt;&gt;&quot;&quot;;[.R14]&gt;&quot;&quot;);SUM([.Q14:.S14])/3;&quot;&quot;)" office:value-type="float" office:value="5.66666666666667">
            <text:p>5,67</text:p>
          </table:table-cell>
          <table:table-cell/>
          <table:table-cell table:style-name="ce30" table:formula="of:=IF([.F14]&lt;&gt;&quot;&quot;;0.7*[.F14]+0.2*[.T14]+0.1*[.P14];&quot;&quot;)" office:value-type="float" office:value="1.13333333333333">
            <text:p>1,13</text:p>
          </table:table-cell>
          <table:table-cell table:style-name="ce30" table:formula="of:=IF([.F14]&lt;&gt;&quot;&quot;;0.6+0.24*[.M14]+0.6*[.F14]+0.1*[.P14];&quot;&quot;)" office:value-type="float" office:value="1.32">
            <text:p>1,32</text:p>
          </table:table-cell>
          <table:table-cell table:style-name="ce30" table:formula="of:=IF([.F14]&lt;&gt;&quot;&quot;;0.6+0.24*[.M14]+0.4*[.F14]+0.2*[.T14]+0.1*[.P14];&quot;&quot;)" office:value-type="float" office:value="2.45333333333333">
            <text:p>2,45</text:p>
          </table:table-cell>
          <table:table-cell/>
          <table:table-cell table:style-name="ce32" table:formula="of:=IF([.V14]&lt;&gt;&quot;&quot;;MAX([.V14:.X14]);&quot;&quot;)" office:value-type="float" office:value="2.45333333333333">
            <text:p>2,45</text:p>
          </table:table-cell>
          <table:table-cell table:number-columns-repeated="998"/>
        </table:table-row>
        <table:table-row table:style-name="ro4">
          <table:table-cell table:style-name="ce2" office:value-type="string">
            <text:p>Garau Villegas, Teresa Maria</text:p>
          </table:table-cell>
          <table:table-cell table:style-name="ce8" table:formula="of:=IF([.G15]&lt;&gt;&quot;&quot;;[.G15]*2.5/75;&quot;&quot;)" office:value-type="float" office:value="0">
            <text:p>0</text:p>
          </table:table-cell>
          <table:table-cell table:style-name="ce8" table:formula="of:=IF([.H15]&lt;&gt;&quot;&quot;;[.H15]*2.5/50;&quot;&quot;)" office:value-type="float" office:value="0.75">
            <text:p>0,75</text:p>
          </table:table-cell>
          <table:table-cell table:number-columns-repeated="2" table:style-name="ce8"/>
          <table:table-cell table:style-name="ce17" table:formula="of:=IF(OR([.B15]&lt;&gt;&quot;&quot;;[.C15]&lt;&gt;&quot;&quot;;[.D15]&lt;&gt;&quot;&quot;;[.E15]&lt;&gt;&quot;&quot;);SUM([.B15:.E15]);&quot;&quot;)"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.5">
            <text:p>4,5</text:p>
          </table:table-cell>
          <table:table-cell table:number-columns-repeated="2" table:style-name="ce20"/>
          <table:table-cell table:style-name="ce23" table:formula="of:=IF(OR([.I15]&lt;&gt;&quot;&quot;;[.J15]&lt;&gt;&quot;&quot;;[.K15]&lt;&gt;&quot;&quot;;[.L15]&lt;&gt;&quot;&quot;);SUM([.I15:.L15])/4;&quot;&quot;)" office:value-type="float" office:value="1.875">
            <text:p>1,88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4">
            <text:p>4</text:p>
          </table:table-cell>
          <table:table-cell table:style-name="ce25" table:formula="of:=IF(OR([.N15]&lt;&gt;&quot;&quot;;[.O15]&lt;&gt;&quot;&quot;);SUM([.N15:.O15])/2;&quot;&quot;)" office:value-type="float" office:value="5.25">
            <text:p>5,25</text:p>
          </table:table-cell>
          <table:table-cell table:style-name="ce28" office:value-type="float" office:value="6">
            <text:p>6</text:p>
          </table:table-cell>
          <table:table-cell table:style-name="ce28"/>
          <table:table-cell table:style-name="ce28" office:value-type="float" office:value="7">
            <text:p>7</text:p>
          </table:table-cell>
          <table:table-cell table:style-name="ce23" table:formula="of:=IF(OR([.Q15]&lt;&gt;&quot;&quot;;[.S15]&lt;&gt;&quot;&quot;;[.R15]&gt;&quot;&quot;);SUM([.Q15:.S15])/3;&quot;&quot;)" office:value-type="float" office:value="4.33333333333333">
            <text:p>4,33</text:p>
          </table:table-cell>
          <table:table-cell/>
          <table:table-cell table:style-name="ce30" table:formula="of:=IF([.F15]&lt;&gt;&quot;&quot;;0.7*[.F15]+0.2*[.T15]+0.1*[.P15];&quot;&quot;)" office:value-type="float" office:value="1.91666666666667">
            <text:p>1,92</text:p>
          </table:table-cell>
          <table:table-cell table:style-name="ce30" table:formula="of:=IF([.F15]&lt;&gt;&quot;&quot;;0.6+0.24*[.M15]+0.6*[.F15]+0.1*[.P15];&quot;&quot;)" office:value-type="float" office:value="2.025">
            <text:p>2,03</text:p>
          </table:table-cell>
          <table:table-cell table:style-name="ce30" table:formula="of:=IF([.F15]&lt;&gt;&quot;&quot;;0.6+0.24*[.M15]+0.4*[.F15]+0.2*[.T15]+0.1*[.P15];&quot;&quot;)" office:value-type="float" office:value="2.74166666666667">
            <text:p>2,74</text:p>
          </table:table-cell>
          <table:table-cell/>
          <table:table-cell table:style-name="ce32" table:formula="of:=IF([.V15]&lt;&gt;&quot;&quot;;MAX([.V15:.X15]);&quot;&quot;)" office:value-type="float" office:value="2.74166666666667">
            <text:p>2,74</text:p>
          </table:table-cell>
          <table:table-cell table:number-columns-repeated="998"/>
        </table:table-row>
        <table:table-row table:style-name="ro4">
          <table:table-cell table:style-name="ce2" office:value-type="string">
            <text:p>Llopis Garrido, Luis Borja</text:p>
          </table:table-cell>
          <table:table-cell table:style-name="ce8" table:formula="of:=IF([.G16]&lt;&gt;&quot;&quot;;[.G16]*2.5/75;&quot;&quot;)">
            <text:p/>
          </table:table-cell>
          <table:table-cell table:style-name="ce8" table:formula="of:=IF([.H16]&lt;&gt;&quot;&quot;;[.H16]*2.5/50;&quot;&quot;)">
            <text:p/>
          </table:table-cell>
          <table:table-cell table:number-columns-repeated="2" table:style-name="ce8"/>
          <table:table-cell table:style-name="ce17" table:formula="of:=IF(OR([.B16]&lt;&gt;&quot;&quot;;[.C16]&lt;&gt;&quot;&quot;;[.D16]&lt;&gt;&quot;&quot;;[.E16]&lt;&gt;&quot;&quot;);SUM([.B16:.E16]);&quot;&quot;)">
            <text:p/>
          </table:table-cell>
          <table:table-cell table:number-columns-repeated="2"/>
          <table:table-cell table:style-name="ce20" office:value-type="float" office:value="7">
            <text:p>7</text:p>
          </table:table-cell>
          <table:table-cell table:style-name="ce20" office:value-type="float" office:value="4.25">
            <text:p>4,2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8.25">
            <text:p>8,25</text:p>
          </table:table-cell>
          <table:table-cell table:style-name="ce23" table:formula="of:=IF(OR([.I16]&lt;&gt;&quot;&quot;;[.J16]&lt;&gt;&quot;&quot;;[.K16]&lt;&gt;&quot;&quot;;[.L16]&lt;&gt;&quot;&quot;);SUM([.I16:.L16])/4;&quot;&quot;)" office:value-type="float" office:value="6.375">
            <text:p>6,38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5" table:formula="of:=IF(OR([.N16]&lt;&gt;&quot;&quot;;[.O16]&lt;&gt;&quot;&quot;);SUM([.N16:.O16])/2;&quot;&quot;)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number-columns-repeated="2" table:style-name="ce28" office:value-type="float" office:value="8">
            <text:p>8</text:p>
          </table:table-cell>
          <table:table-cell table:style-name="ce23" table:formula="of:=IF(OR([.Q16]&lt;&gt;&quot;&quot;;[.S16]&lt;&gt;&quot;&quot;;[.R16]&gt;&quot;&quot;);SUM([.Q16:.S16])/3;&quot;&quot;)" office:value-type="float" office:value="7.33333333333333">
            <text:p>7,33</text:p>
          </table:table-cell>
          <table:table-cell/>
          <table:table-cell table:style-name="ce30" table:formula="of:=IF([.F16]&lt;&gt;&quot;&quot;;0.7*[.F16]+0.2*[.T16]+0.1*[.P16];&quot;&quot;)">
            <text:p/>
          </table:table-cell>
          <table:table-cell table:style-name="ce30" table:formula="of:=IF([.F16]&lt;&gt;&quot;&quot;;0.6+0.24*[.M16]+0.6*[.F16]+0.1*[.P16];&quot;&quot;)">
            <text:p/>
          </table:table-cell>
          <table:table-cell table:style-name="ce30" table:formula="of:=IF([.F16]&lt;&gt;&quot;&quot;;0.6+0.24*[.M16]+0.4*[.F16]+0.2*[.T16]+0.1*[.P16];&quot;&quot;)">
            <text:p/>
          </table:table-cell>
          <table:table-cell/>
          <table:table-cell table:style-name="ce32" table:formula="of:=IF([.V16]&lt;&gt;&quot;&quot;;MAX([.V16:.X16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Llull Salvà, Maria</text:p>
          </table:table-cell>
          <table:table-cell table:style-name="ce8" table:formula="of:=IF([.G17]&lt;&gt;&quot;&quot;;[.G17]*2.5/75;&quot;&quot;)">
            <text:p/>
          </table:table-cell>
          <table:table-cell table:style-name="ce8" table:formula="of:=IF([.H17]&lt;&gt;&quot;&quot;;[.H17]*2.5/50;&quot;&quot;)">
            <text:p/>
          </table:table-cell>
          <table:table-cell table:number-columns-repeated="2" table:style-name="ce8"/>
          <table:table-cell table:style-name="ce17" table:formula="of:=IF(OR([.B17]&lt;&gt;&quot;&quot;;[.C17]&lt;&gt;&quot;&quot;;[.D17]&lt;&gt;&quot;&quot;;[.E17]&lt;&gt;&quot;&quot;);SUM([.B17:.E17]);&quot;&quot;)">
            <text:p/>
          </table:table-cell>
          <table:table-cell table:number-columns-repeated="2"/>
          <table:table-cell table:style-name="ce20" office:value-type="float" office:value="6.5">
            <text:p>6,5</text:p>
          </table:table-cell>
          <table:table-cell table:number-columns-repeated="3" table:style-name="ce20"/>
          <table:table-cell table:style-name="ce23" table:formula="of:=IF(OR([.I17]&lt;&gt;&quot;&quot;;[.J17]&lt;&gt;&quot;&quot;;[.K17]&lt;&gt;&quot;&quot;;[.L17]&lt;&gt;&quot;&quot;);SUM([.I17:.L17])/4;&quot;&quot;)" office:value-type="float" office:value="1.625">
            <text:p>1,63</text:p>
          </table:table-cell>
          <table:table-cell table:number-columns-repeated="2" table:style-name="ce20"/>
          <table:table-cell table:style-name="ce25" table:formula="of:=IF(OR([.N17]&lt;&gt;&quot;&quot;;[.O17]&lt;&gt;&quot;&quot;);SUM([.N17:.O17])/2;&quot;&quot;)">
            <text:p/>
          </table:table-cell>
          <table:table-cell table:number-columns-repeated="3" table:style-name="ce28"/>
          <table:table-cell table:style-name="ce23" table:formula="of:=IF(OR([.Q17]&lt;&gt;&quot;&quot;;[.S17]&lt;&gt;&quot;&quot;;[.R17]&gt;&quot;&quot;);SUM([.Q17:.S17])/3;&quot;&quot;)">
            <text:p/>
          </table:table-cell>
          <table:table-cell/>
          <table:table-cell table:style-name="ce30" table:formula="of:=IF([.F17]&lt;&gt;&quot;&quot;;0.7*[.F17]+0.2*[.T17]+0.1*[.P17];&quot;&quot;)">
            <text:p/>
          </table:table-cell>
          <table:table-cell table:style-name="ce30" table:formula="of:=IF([.F17]&lt;&gt;&quot;&quot;;0.6+0.24*[.M17]+0.6*[.F17]+0.1*[.P17];&quot;&quot;)">
            <text:p/>
          </table:table-cell>
          <table:table-cell table:style-name="ce30" table:formula="of:=IF([.F17]&lt;&gt;&quot;&quot;;0.6+0.24*[.M17]+0.4*[.F17]+0.2*[.T17]+0.1*[.P17];&quot;&quot;)">
            <text:p/>
          </table:table-cell>
          <table:table-cell/>
          <table:table-cell table:style-name="ce32" table:formula="of:=IF([.V17]&lt;&gt;&quot;&quot;;MAX([.V17:.X17]);&quot;&quot;)">
            <text:p/>
          </table:table-cell>
          <table:table-cell table:number-columns-repeated="998"/>
        </table:table-row>
        <table:table-row table:style-name="ro3">
          <table:table-cell table:style-name="ce2" office:value-type="string">
            <text:p>Lopez Brines, David</text:p>
          </table:table-cell>
          <table:table-cell table:style-name="ce8" table:formula="of:=IF([.G18]&lt;&gt;&quot;&quot;;[.G18]*2.5/75;&quot;&quot;)">
            <text:p/>
          </table:table-cell>
          <table:table-cell table:style-name="ce8" table:formula="of:=IF([.H18]&lt;&gt;&quot;&quot;;[.H18]*2.5/50;&quot;&quot;)">
            <text:p/>
          </table:table-cell>
          <table:table-cell table:number-columns-repeated="2" table:style-name="ce8"/>
          <table:table-cell table:style-name="ce17" table:formula="of:=IF(OR([.B18]&lt;&gt;&quot;&quot;;[.C18]&lt;&gt;&quot;&quot;;[.D18]&lt;&gt;&quot;&quot;;[.E18]&lt;&gt;&quot;&quot;);SUM([.B18:.E18]);&quot;&quot;)">
            <text:p/>
          </table:table-cell>
          <table:table-cell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.5">
            <text:p>4,5</text:p>
          </table:table-cell>
          <table:table-cell table:style-name="ce20" office:value-type="float" office:value="3">
            <text:p>3</text:p>
          </table:table-cell>
          <table:table-cell table:style-name="ce23" table:formula="of:=IF(OR([.I18]&lt;&gt;&quot;&quot;;[.J18]&lt;&gt;&quot;&quot;;[.K18]&lt;&gt;&quot;&quot;;[.L18]&lt;&gt;&quot;&quot;);SUM([.I18:.L18])/4;&quot;&quot;)" office:value-type="float" office:value="4.625">
            <text:p>4,63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5">
            <text:p>5</text:p>
          </table:table-cell>
          <table:table-cell table:style-name="ce25" table:formula="of:=IF(OR([.N18]&lt;&gt;&quot;&quot;;[.O18]&lt;&gt;&quot;&quot;);SUM([.N18:.O18])/2;&quot;&quot;)" office:value-type="float" office:value="5.75">
            <text:p>5,75</text:p>
          </table:table-cell>
          <table:table-cell table:number-columns-repeated="3" table:style-name="ce28" office:value-type="float" office:value="10">
            <text:p>10</text:p>
          </table:table-cell>
          <table:table-cell table:style-name="ce23" table:formula="of:=IF(OR([.Q18]&lt;&gt;&quot;&quot;;[.S18]&lt;&gt;&quot;&quot;;[.R18]&gt;&quot;&quot;);SUM([.Q18:.S18])/3;&quot;&quot;)" office:value-type="float" office:value="10">
            <text:p>10</text:p>
          </table:table-cell>
          <table:table-cell/>
          <table:table-cell table:style-name="ce30" table:formula="of:=IF([.F18]&lt;&gt;&quot;&quot;;0.7*[.F18]+0.2*[.T18]+0.1*[.P18];&quot;&quot;)">
            <text:p/>
          </table:table-cell>
          <table:table-cell table:style-name="ce30" table:formula="of:=IF([.F18]&lt;&gt;&quot;&quot;;0.6+0.24*[.M18]+0.6*[.F18]+0.1*[.P18];&quot;&quot;)">
            <text:p/>
          </table:table-cell>
          <table:table-cell table:style-name="ce30" table:formula="of:=IF([.F18]&lt;&gt;&quot;&quot;;0.6+0.24*[.M18]+0.4*[.F18]+0.2*[.T18]+0.1*[.P18];&quot;&quot;)">
            <text:p/>
          </table:table-cell>
          <table:table-cell/>
          <table:table-cell table:style-name="ce32" table:formula="of:=IF([.V18]&lt;&gt;&quot;&quot;;MAX([.V18:.X18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López Cecilia, Antonio-Jesús</text:p>
          </table:table-cell>
          <table:table-cell table:style-name="ce8" table:formula="of:=IF([.G19]&lt;&gt;&quot;&quot;;[.G19]*2.5/75;&quot;&quot;)">
            <text:p/>
          </table:table-cell>
          <table:table-cell table:style-name="ce8" table:formula="of:=IF([.H19]&lt;&gt;&quot;&quot;;[.H19]*2.5/50;&quot;&quot;)">
            <text:p/>
          </table:table-cell>
          <table:table-cell table:number-columns-repeated="2" table:style-name="ce8"/>
          <table:table-cell table:style-name="ce17" table:formula="of:=IF(OR([.B19]&lt;&gt;&quot;&quot;;[.C19]&lt;&gt;&quot;&quot;;[.D19]&lt;&gt;&quot;&quot;;[.E19]&lt;&gt;&quot;&quot;);SUM([.B19:.E19]);&quot;&quot;)">
            <text:p/>
          </table:table-cell>
          <table:table-cell table:number-columns-repeated="2"/>
          <table:table-cell table:style-name="ce20" office:value-type="float" office:value="3.5">
            <text:p>3,5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/>
          <table:table-cell table:style-name="ce23" table:formula="of:=IF(OR([.I19]&lt;&gt;&quot;&quot;;[.J19]&lt;&gt;&quot;&quot;;[.K19]&lt;&gt;&quot;&quot;;[.L19]&lt;&gt;&quot;&quot;);SUM([.I19:.L19])/4;&quot;&quot;)" office:value-type="float" office:value="0.875">
            <text:p>0,88</text:p>
          </table:table-cell>
          <table:table-cell table:number-columns-repeated="2" table:style-name="ce20"/>
          <table:table-cell table:style-name="ce25" table:formula="of:=IF(OR([.N19]&lt;&gt;&quot;&quot;;[.O19]&lt;&gt;&quot;&quot;);SUM([.N19:.O19])/2;&quot;&quot;)">
            <text:p/>
          </table:table-cell>
          <table:table-cell table:number-columns-repeated="3" table:style-name="ce28"/>
          <table:table-cell table:style-name="ce23" table:formula="of:=IF(OR([.Q19]&lt;&gt;&quot;&quot;;[.S19]&lt;&gt;&quot;&quot;;[.R19]&gt;&quot;&quot;);SUM([.Q19:.S19])/3;&quot;&quot;)">
            <text:p/>
          </table:table-cell>
          <table:table-cell/>
          <table:table-cell table:style-name="ce30" table:formula="of:=IF([.F19]&lt;&gt;&quot;&quot;;0.7*[.F19]+0.2*[.T19]+0.1*[.P19];&quot;&quot;)">
            <text:p/>
          </table:table-cell>
          <table:table-cell table:style-name="ce30" table:formula="of:=IF([.F19]&lt;&gt;&quot;&quot;;0.6+0.24*[.M19]+0.6*[.F19]+0.1*[.P19];&quot;&quot;)">
            <text:p/>
          </table:table-cell>
          <table:table-cell table:style-name="ce30" table:formula="of:=IF([.F19]&lt;&gt;&quot;&quot;;0.6+0.24*[.M19]+0.4*[.F19]+0.2*[.T19]+0.1*[.P19];&quot;&quot;)">
            <text:p/>
          </table:table-cell>
          <table:table-cell/>
          <table:table-cell table:style-name="ce32" table:formula="of:=IF([.V19]&lt;&gt;&quot;&quot;;MAX([.V19:.X19]);&quot;&quot;)">
            <text:p/>
          </table:table-cell>
          <table:table-cell table:number-columns-repeated="998"/>
        </table:table-row>
        <table:table-row table:style-name="ro3">
          <table:table-cell table:style-name="ce2" office:value-type="string">
            <text:p>Mari Vargas, Antonio</text:p>
          </table:table-cell>
          <table:table-cell table:style-name="ce8" table:formula="of:=IF([.G20]&lt;&gt;&quot;&quot;;[.G20]*2.5/75;&quot;&quot;)">
            <text:p/>
          </table:table-cell>
          <table:table-cell table:style-name="ce8" table:formula="of:=IF([.H20]&lt;&gt;&quot;&quot;;[.H20]*2.5/50;&quot;&quot;)">
            <text:p/>
          </table:table-cell>
          <table:table-cell table:number-columns-repeated="2" table:style-name="ce8"/>
          <table:table-cell table:style-name="ce17" table:formula="of:=IF(OR([.B20]&lt;&gt;&quot;&quot;;[.C20]&lt;&gt;&quot;&quot;;[.D20]&lt;&gt;&quot;&quot;;[.E20]&lt;&gt;&quot;&quot;);SUM([.B20:.E20]);&quot;&quot;)">
            <text:p/>
          </table:table-cell>
          <table:table-cell table:number-columns-repeated="2"/>
          <table:table-cell table:number-columns-repeated="3"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3" table:formula="of:=IF(OR([.I20]&lt;&gt;&quot;&quot;;[.J20]&lt;&gt;&quot;&quot;;[.K20]&lt;&gt;&quot;&quot;;[.L20]&lt;&gt;&quot;&quot;);SUM([.I20:.L20])/4;&quot;&quot;)" office:value-type="float" office:value="4.75">
            <text:p>4,75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5">
            <text:p>5</text:p>
          </table:table-cell>
          <table:table-cell table:style-name="ce25" table:formula="of:=IF(OR([.N20]&lt;&gt;&quot;&quot;;[.O20]&lt;&gt;&quot;&quot;);SUM([.N20:.O20])/2;&quot;&quot;)" office:value-type="float" office:value="7.25">
            <text:p>7,25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23" table:formula="of:=IF(OR([.Q20]&lt;&gt;&quot;&quot;;[.S20]&lt;&gt;&quot;&quot;;[.R20]&gt;&quot;&quot;);SUM([.Q20:.S20])/3;&quot;&quot;)" office:value-type="float" office:value="8.33333333333333">
            <text:p>8,33</text:p>
          </table:table-cell>
          <table:table-cell/>
          <table:table-cell table:style-name="ce30" table:formula="of:=IF([.F20]&lt;&gt;&quot;&quot;;0.7*[.F20]+0.2*[.T20]+0.1*[.P20];&quot;&quot;)">
            <text:p/>
          </table:table-cell>
          <table:table-cell table:style-name="ce30" table:formula="of:=IF([.F20]&lt;&gt;&quot;&quot;;0.6+0.24*[.M20]+0.6*[.F20]+0.1*[.P20];&quot;&quot;)">
            <text:p/>
          </table:table-cell>
          <table:table-cell table:style-name="ce30" table:formula="of:=IF([.F20]&lt;&gt;&quot;&quot;;0.6+0.24*[.M20]+0.4*[.F20]+0.2*[.T20]+0.1*[.P20];&quot;&quot;)">
            <text:p/>
          </table:table-cell>
          <table:table-cell/>
          <table:table-cell table:style-name="ce32" table:formula="of:=IF([.V20]&lt;&gt;&quot;&quot;;MAX([.V20:.X20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Mas Carreras, Aina</text:p>
          </table:table-cell>
          <table:table-cell table:style-name="ce8" table:formula="of:=IF([.G21]&lt;&gt;&quot;&quot;;[.G21]*2.5/75;&quot;&quot;)">
            <text:p/>
          </table:table-cell>
          <table:table-cell table:style-name="ce8" table:formula="of:=IF([.H21]&lt;&gt;&quot;&quot;;[.H21]*2.5/50;&quot;&quot;)">
            <text:p/>
          </table:table-cell>
          <table:table-cell table:number-columns-repeated="2" table:style-name="ce8"/>
          <table:table-cell table:style-name="ce17" table:formula="of:=IF(OR([.B21]&lt;&gt;&quot;&quot;;[.C21]&lt;&gt;&quot;&quot;;[.D21]&lt;&gt;&quot;&quot;;[.E21]&lt;&gt;&quot;&quot;);SUM([.B21:.E21]);&quot;&quot;)">
            <text:p/>
          </table:table-cell>
          <table:table-cell table:number-columns-repeated="2"/>
          <table:table-cell table:style-name="ce20"/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3" table:formula="of:=IF(OR([.I21]&lt;&gt;&quot;&quot;;[.J21]&lt;&gt;&quot;&quot;;[.K21]&lt;&gt;&quot;&quot;;[.L21]&lt;&gt;&quot;&quot;);SUM([.I21:.L21])/4;&quot;&quot;)" office:value-type="float" office:value="3.25">
            <text:p>3,25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2">
            <text:p>2</text:p>
          </table:table-cell>
          <table:table-cell table:style-name="ce25" table:formula="of:=IF(OR([.N21]&lt;&gt;&quot;&quot;;[.O21]&lt;&gt;&quot;&quot;);SUM([.N21:.O21])/2;&quot;&quot;)" office:value-type="float" office:value="5.5">
            <text:p>5,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7">
            <text:p>7</text:p>
          </table:table-cell>
          <table:table-cell table:style-name="ce23" table:formula="of:=IF(OR([.Q21]&lt;&gt;&quot;&quot;;[.S21]&lt;&gt;&quot;&quot;;[.R21]&gt;&quot;&quot;);SUM([.Q21:.S21])/3;&quot;&quot;)" office:value-type="float" office:value="8.66666666666667">
            <text:p>8,67</text:p>
          </table:table-cell>
          <table:table-cell/>
          <table:table-cell table:style-name="ce30" table:formula="of:=IF([.F21]&lt;&gt;&quot;&quot;;0.7*[.F21]+0.2*[.T21]+0.1*[.P21];&quot;&quot;)">
            <text:p/>
          </table:table-cell>
          <table:table-cell table:style-name="ce30" table:formula="of:=IF([.F21]&lt;&gt;&quot;&quot;;0.6+0.24*[.M21]+0.6*[.F21]+0.1*[.P21];&quot;&quot;)">
            <text:p/>
          </table:table-cell>
          <table:table-cell table:style-name="ce30" table:formula="of:=IF([.F21]&lt;&gt;&quot;&quot;;0.6+0.24*[.M21]+0.4*[.F21]+0.2*[.T21]+0.1*[.P21];&quot;&quot;)">
            <text:p/>
          </table:table-cell>
          <table:table-cell/>
          <table:table-cell table:style-name="ce32" table:formula="of:=IF([.V21]&lt;&gt;&quot;&quot;;MAX([.V21:.X21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Morell Alemany, Margalida</text:p>
          </table:table-cell>
          <table:table-cell table:style-name="ce8" table:formula="of:=IF([.G22]&lt;&gt;&quot;&quot;;[.G22]*2.5/75;&quot;&quot;)">
            <text:p/>
          </table:table-cell>
          <table:table-cell table:style-name="ce8" table:formula="of:=IF([.H22]&lt;&gt;&quot;&quot;;[.H22]*2.5/50;&quot;&quot;)">
            <text:p/>
          </table:table-cell>
          <table:table-cell table:number-columns-repeated="2" table:style-name="ce8"/>
          <table:table-cell table:style-name="ce17" table:formula="of:=IF(OR([.B22]&lt;&gt;&quot;&quot;;[.C22]&lt;&gt;&quot;&quot;;[.D22]&lt;&gt;&quot;&quot;;[.E22]&lt;&gt;&quot;&quot;);SUM([.B22:.E22]);&quot;&quot;)">
            <text:p/>
          </table:table-cell>
          <table:table-cell table:number-columns-repeated="2"/>
          <table:table-cell table:style-name="ce20" office:value-type="float" office:value="8.5">
            <text:p>8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5">
            <text:p>5</text:p>
          </table:table-cell>
          <table:table-cell table:style-name="ce23" table:formula="of:=IF(OR([.I22]&lt;&gt;&quot;&quot;;[.J22]&lt;&gt;&quot;&quot;;[.K22]&lt;&gt;&quot;&quot;;[.L22]&lt;&gt;&quot;&quot;);SUM([.I22:.L22])/4;&quot;&quot;)" office:value-type="float" office:value="5">
            <text:p>5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5" table:formula="of:=IF(OR([.N22]&lt;&gt;&quot;&quot;;[.O22]&lt;&gt;&quot;&quot;);SUM([.N22:.O22])/2;&quot;&quot;)" office:value-type="float" office:value="5">
            <text:p>5</text:p>
          </table:table-cell>
          <table:table-cell table:style-name="ce28"/>
          <table:table-cell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3" table:formula="of:=IF(OR([.Q22]&lt;&gt;&quot;&quot;;[.S22]&lt;&gt;&quot;&quot;;[.R22]&gt;&quot;&quot;);SUM([.Q22:.S22])/3;&quot;&quot;)" office:value-type="float" office:value="5.66666666666667">
            <text:p>5,67</text:p>
          </table:table-cell>
          <table:table-cell/>
          <table:table-cell table:style-name="ce30" table:formula="of:=IF([.F22]&lt;&gt;&quot;&quot;;0.7*[.F22]+0.2*[.T22]+0.1*[.P22];&quot;&quot;)">
            <text:p/>
          </table:table-cell>
          <table:table-cell table:style-name="ce30" table:formula="of:=IF([.F22]&lt;&gt;&quot;&quot;;0.6+0.24*[.M22]+0.6*[.F22]+0.1*[.P22];&quot;&quot;)">
            <text:p/>
          </table:table-cell>
          <table:table-cell table:style-name="ce30" table:formula="of:=IF([.F22]&lt;&gt;&quot;&quot;;0.6+0.24*[.M22]+0.4*[.F22]+0.2*[.T22]+0.1*[.P22];&quot;&quot;)">
            <text:p/>
          </table:table-cell>
          <table:table-cell/>
          <table:table-cell table:style-name="ce32" table:formula="of:=IF([.V22]&lt;&gt;&quot;&quot;;MAX([.V22:.X22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Morro Cifre, Marc</text:p>
          </table:table-cell>
          <table:table-cell table:style-name="ce8" table:formula="of:=IF([.G23]&lt;&gt;&quot;&quot;;[.G23]*2.5/75;&quot;&quot;)">
            <text:p/>
          </table:table-cell>
          <table:table-cell table:style-name="ce8" table:formula="of:=IF([.H23]&lt;&gt;&quot;&quot;;[.H23]*2.5/50;&quot;&quot;)">
            <text:p/>
          </table:table-cell>
          <table:table-cell table:number-columns-repeated="2" table:style-name="ce8"/>
          <table:table-cell table:style-name="ce17" table:formula="of:=IF(OR([.B23]&lt;&gt;&quot;&quot;;[.C23]&lt;&gt;&quot;&quot;;[.D23]&lt;&gt;&quot;&quot;;[.E23]&lt;&gt;&quot;&quot;);SUM([.B23:.E23]);&quot;&quot;)">
            <text:p/>
          </table:table-cell>
          <table:table-cell table:number-columns-repeated="2"/>
          <table:table-cell table:style-name="ce20" office:value-type="float" office:value="9.25">
            <text:p>9,2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9.8">
            <text:p>9,8</text:p>
          </table:table-cell>
          <table:table-cell table:style-name="ce20" office:value-type="float" office:value="9.5">
            <text:p>9,5</text:p>
          </table:table-cell>
          <table:table-cell table:style-name="ce23" table:formula="of:=IF(OR([.I23]&lt;&gt;&quot;&quot;;[.J23]&lt;&gt;&quot;&quot;;[.K23]&lt;&gt;&quot;&quot;;[.L23]&lt;&gt;&quot;&quot;);SUM([.I23:.L23])/4;&quot;&quot;)" office:value-type="float" office:value="8.3875">
            <text:p>8,3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5" table:formula="of:=IF(OR([.N23]&lt;&gt;&quot;&quot;;[.O23]&lt;&gt;&quot;&quot;);SUM([.N23:.O23])/2;&quot;&quot;)" office:value-type="float" office:value="7.5">
            <text:p>7,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3" table:formula="of:=IF(OR([.Q23]&lt;&gt;&quot;&quot;;[.S23]&lt;&gt;&quot;&quot;;[.R23]&gt;&quot;&quot;);SUM([.Q23:.S23])/3;&quot;&quot;)" office:value-type="float" office:value="9.66666666666667">
            <text:p>9,67</text:p>
          </table:table-cell>
          <table:table-cell/>
          <table:table-cell table:style-name="ce30" table:formula="of:=IF([.F23]&lt;&gt;&quot;&quot;;0.7*[.F23]+0.2*[.T23]+0.1*[.P23];&quot;&quot;)">
            <text:p/>
          </table:table-cell>
          <table:table-cell table:style-name="ce30" table:formula="of:=IF([.F23]&lt;&gt;&quot;&quot;;0.6+0.24*[.M23]+0.6*[.F23]+0.1*[.P23];&quot;&quot;)">
            <text:p/>
          </table:table-cell>
          <table:table-cell table:style-name="ce30" table:formula="of:=IF([.F23]&lt;&gt;&quot;&quot;;0.6+0.24*[.M23]+0.4*[.F23]+0.2*[.T23]+0.1*[.P23];&quot;&quot;)">
            <text:p/>
          </table:table-cell>
          <table:table-cell/>
          <table:table-cell table:style-name="ce32" table:formula="of:=IF([.V23]&lt;&gt;&quot;&quot;;MAX([.V23:.X23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Muntaner Capó, Antonio</text:p>
          </table:table-cell>
          <table:table-cell table:style-name="ce8" table:formula="of:=IF([.G24]&lt;&gt;&quot;&quot;;[.G24]*2.5/75;&quot;&quot;)">
            <text:p/>
          </table:table-cell>
          <table:table-cell table:style-name="ce8" table:formula="of:=IF([.H24]&lt;&gt;&quot;&quot;;[.H24]*2.5/50;&quot;&quot;)">
            <text:p/>
          </table:table-cell>
          <table:table-cell table:number-columns-repeated="2" table:style-name="ce8"/>
          <table:table-cell table:style-name="ce17" table:formula="of:=IF(OR([.B24]&lt;&gt;&quot;&quot;;[.C24]&lt;&gt;&quot;&quot;;[.D24]&lt;&gt;&quot;&quot;;[.E24]&lt;&gt;&quot;&quot;);SUM([.B24:.E24]);&quot;&quot;)">
            <text:p/>
          </table:table-cell>
          <table:table-cell table:number-columns-repeated="2"/>
          <table:table-cell table:style-name="ce20" office:value-type="float" office:value="4.5">
            <text:p>4,5</text:p>
          </table:table-cell>
          <table:table-cell table:number-columns-repeated="3" table:style-name="ce20"/>
          <table:table-cell table:style-name="ce23" table:formula="of:=IF(OR([.I24]&lt;&gt;&quot;&quot;;[.J24]&lt;&gt;&quot;&quot;;[.K24]&lt;&gt;&quot;&quot;;[.L24]&lt;&gt;&quot;&quot;);SUM([.I24:.L24])/4;&quot;&quot;)" office:value-type="float" office:value="1.125">
            <text:p>1,13</text:p>
          </table:table-cell>
          <table:table-cell table:number-columns-repeated="2" table:style-name="ce20"/>
          <table:table-cell table:style-name="ce25" table:formula="of:=IF(OR([.N24]&lt;&gt;&quot;&quot;;[.O24]&lt;&gt;&quot;&quot;);SUM([.N24:.O24])/2;&quot;&quot;)">
            <text:p/>
          </table:table-cell>
          <table:table-cell table:number-columns-repeated="3" table:style-name="ce28"/>
          <table:table-cell table:style-name="ce23" table:formula="of:=IF(OR([.Q24]&lt;&gt;&quot;&quot;;[.S24]&lt;&gt;&quot;&quot;;[.R24]&gt;&quot;&quot;);SUM([.Q24:.S24])/3;&quot;&quot;)">
            <text:p/>
          </table:table-cell>
          <table:table-cell/>
          <table:table-cell table:style-name="ce30" table:formula="of:=IF([.F24]&lt;&gt;&quot;&quot;;0.7*[.F24]+0.2*[.T24]+0.1*[.P24];&quot;&quot;)">
            <text:p/>
          </table:table-cell>
          <table:table-cell table:style-name="ce30" table:formula="of:=IF([.F24]&lt;&gt;&quot;&quot;;0.6+0.24*[.M24]+0.6*[.F24]+0.1*[.P24];&quot;&quot;)">
            <text:p/>
          </table:table-cell>
          <table:table-cell table:style-name="ce30" table:formula="of:=IF([.F24]&lt;&gt;&quot;&quot;;0.6+0.24*[.M24]+0.4*[.F24]+0.2*[.T24]+0.1*[.P24];&quot;&quot;)">
            <text:p/>
          </table:table-cell>
          <table:table-cell/>
          <table:table-cell table:style-name="ce32" table:formula="of:=IF([.V24]&lt;&gt;&quot;&quot;;MAX([.V24:.X24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Nguema Edu Nsaha, Marcial</text:p>
          </table:table-cell>
          <table:table-cell table:style-name="ce8" table:formula="of:=IF([.G25]&lt;&gt;&quot;&quot;;[.G25]*2.5/75;&quot;&quot;)">
            <text:p/>
          </table:table-cell>
          <table:table-cell table:style-name="ce8" table:formula="of:=IF([.H25]&lt;&gt;&quot;&quot;;[.H25]*2.5/50;&quot;&quot;)">
            <text:p/>
          </table:table-cell>
          <table:table-cell table:number-columns-repeated="2" table:style-name="ce8"/>
          <table:table-cell table:style-name="ce17" table:formula="of:=IF(OR([.B25]&lt;&gt;&quot;&quot;;[.C25]&lt;&gt;&quot;&quot;;[.D25]&lt;&gt;&quot;&quot;;[.E25]&lt;&gt;&quot;&quot;);SUM([.B25:.E25]);&quot;&quot;)">
            <text:p/>
          </table:table-cell>
          <table:table-cell table:number-columns-repeated="2"/>
          <table:table-cell table:style-name="ce20" office:value-type="float" office:value="9.25">
            <text:p>9,2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6.5">
            <text:p>6,5</text:p>
          </table:table-cell>
          <table:table-cell table:style-name="ce23" table:formula="of:=IF(OR([.I25]&lt;&gt;&quot;&quot;;[.J25]&lt;&gt;&quot;&quot;;[.K25]&lt;&gt;&quot;&quot;;[.L25]&lt;&gt;&quot;&quot;);SUM([.I25:.L25])/4;&quot;&quot;)" office:value-type="float" office:value="6.4375">
            <text:p>6,44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5">
            <text:p>5</text:p>
          </table:table-cell>
          <table:table-cell table:style-name="ce25" table:formula="of:=IF(OR([.N25]&lt;&gt;&quot;&quot;;[.O25]&lt;&gt;&quot;&quot;);SUM([.N25:.O25])/2;&quot;&quot;)" office:value-type="float" office:value="5.75">
            <text:p>5,75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3" table:formula="of:=IF(OR([.Q25]&lt;&gt;&quot;&quot;;[.S25]&lt;&gt;&quot;&quot;;[.R25]&gt;&quot;&quot;);SUM([.Q25:.S25])/3;&quot;&quot;)" office:value-type="float" office:value="7">
            <text:p>7</text:p>
          </table:table-cell>
          <table:table-cell/>
          <table:table-cell table:style-name="ce30" table:formula="of:=IF([.F25]&lt;&gt;&quot;&quot;;0.7*[.F25]+0.2*[.T25]+0.1*[.P25];&quot;&quot;)">
            <text:p/>
          </table:table-cell>
          <table:table-cell table:style-name="ce30" table:formula="of:=IF([.F25]&lt;&gt;&quot;&quot;;0.6+0.24*[.M25]+0.6*[.F25]+0.1*[.P25];&quot;&quot;)">
            <text:p/>
          </table:table-cell>
          <table:table-cell table:style-name="ce30" table:formula="of:=IF([.F25]&lt;&gt;&quot;&quot;;0.6+0.24*[.M25]+0.4*[.F25]+0.2*[.T25]+0.1*[.P25];&quot;&quot;)">
            <text:p/>
          </table:table-cell>
          <table:table-cell/>
          <table:table-cell table:style-name="ce32" table:formula="of:=IF([.V25]&lt;&gt;&quot;&quot;;MAX([.V25:.X25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Nicolau Cladera, Bartolomé</text:p>
          </table:table-cell>
          <table:table-cell table:style-name="ce8" table:formula="of:=IF([.G26]&lt;&gt;&quot;&quot;;[.G26]*2.5/75;&quot;&quot;)">
            <text:p/>
          </table:table-cell>
          <table:table-cell table:style-name="ce8" table:formula="of:=IF([.H26]&lt;&gt;&quot;&quot;;[.H26]*2.5/50;&quot;&quot;)">
            <text:p/>
          </table:table-cell>
          <table:table-cell table:number-columns-repeated="2" table:style-name="ce8"/>
          <table:table-cell table:style-name="ce17" table:formula="of:=IF(OR([.B26]&lt;&gt;&quot;&quot;;[.C26]&lt;&gt;&quot;&quot;;[.D26]&lt;&gt;&quot;&quot;;[.E26]&lt;&gt;&quot;&quot;);SUM([.B26:.E26]);&quot;&quot;)">
            <text:p/>
          </table:table-cell>
          <table:table-cell table:number-columns-repeated="2"/>
          <table:table-cell table:style-name="ce20" office:value-type="float" office:value="7.5">
            <text:p>7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8">
            <text:p>8</text:p>
          </table:table-cell>
          <table:table-cell table:style-name="ce23" table:formula="of:=IF(OR([.I26]&lt;&gt;&quot;&quot;;[.J26]&lt;&gt;&quot;&quot;;[.K26]&lt;&gt;&quot;&quot;;[.L26]&lt;&gt;&quot;&quot;);SUM([.I26:.L26])/4;&quot;&quot;)" office:value-type="float" office:value="6.25">
            <text:p>6,2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.5">
            <text:p>9,5</text:p>
          </table:table-cell>
          <table:table-cell table:style-name="ce25" table:formula="of:=IF(OR([.N26]&lt;&gt;&quot;&quot;;[.O26]&lt;&gt;&quot;&quot;);SUM([.N26:.O26])/2;&quot;&quot;)" office:value-type="float" office:value="8.75">
            <text:p>8,75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7">
            <text:p>7</text:p>
          </table:table-cell>
          <table:table-cell table:style-name="ce23" table:formula="of:=IF(OR([.Q26]&lt;&gt;&quot;&quot;;[.S26]&lt;&gt;&quot;&quot;;[.R26]&gt;&quot;&quot;);SUM([.Q26:.S26])/3;&quot;&quot;)" office:value-type="float" office:value="8.5">
            <text:p>8,5</text:p>
          </table:table-cell>
          <table:table-cell/>
          <table:table-cell table:style-name="ce30" table:formula="of:=IF([.F26]&lt;&gt;&quot;&quot;;0.7*[.F26]+0.2*[.T26]+0.1*[.P26];&quot;&quot;)">
            <text:p/>
          </table:table-cell>
          <table:table-cell table:style-name="ce30" table:formula="of:=IF([.F26]&lt;&gt;&quot;&quot;;0.6+0.24*[.M26]+0.6*[.F26]+0.1*[.P26];&quot;&quot;)">
            <text:p/>
          </table:table-cell>
          <table:table-cell table:style-name="ce30" table:formula="of:=IF([.F26]&lt;&gt;&quot;&quot;;0.6+0.24*[.M26]+0.4*[.F26]+0.2*[.T26]+0.1*[.P26];&quot;&quot;)">
            <text:p/>
          </table:table-cell>
          <table:table-cell/>
          <table:table-cell table:style-name="ce32" table:formula="of:=IF([.V26]&lt;&gt;&quot;&quot;;MAX([.V26:.X26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Osuna Felipe, Raquel</text:p>
          </table:table-cell>
          <table:table-cell table:style-name="ce8" table:formula="of:=IF([.G27]&lt;&gt;&quot;&quot;;[.G27]*2.5/75;&quot;&quot;)">
            <text:p/>
          </table:table-cell>
          <table:table-cell table:style-name="ce8" table:formula="of:=IF([.H27]&lt;&gt;&quot;&quot;;[.H27]*2.5/50;&quot;&quot;)">
            <text:p/>
          </table:table-cell>
          <table:table-cell table:number-columns-repeated="2" table:style-name="ce8"/>
          <table:table-cell table:style-name="ce17" table:formula="of:=IF(OR([.B27]&lt;&gt;&quot;&quot;;[.C27]&lt;&gt;&quot;&quot;;[.D27]&lt;&gt;&quot;&quot;;[.E27]&lt;&gt;&quot;&quot;);SUM([.B27:.E27]);&quot;&quot;)">
            <text:p/>
          </table:table-cell>
          <table:table-cell table:number-columns-repeated="2"/>
          <table:table-cell table:style-name="ce20" office:value-type="float" office:value="7.25">
            <text:p>7,25</text:p>
          </table:table-cell>
          <table:table-cell table:style-name="ce20" office:value-type="float" office:value="4.5">
            <text:p>4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.75">
            <text:p>4,75</text:p>
          </table:table-cell>
          <table:table-cell table:style-name="ce23" table:formula="of:=IF(OR([.I27]&lt;&gt;&quot;&quot;;[.J27]&lt;&gt;&quot;&quot;;[.K27]&lt;&gt;&quot;&quot;;[.L27]&lt;&gt;&quot;&quot;);SUM([.I27:.L27])/4;&quot;&quot;)" office:value-type="float" office:value="6.125">
            <text:p>6,13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5" table:formula="of:=IF(OR([.N27]&lt;&gt;&quot;&quot;;[.O27]&lt;&gt;&quot;&quot;);SUM([.N27:.O27])/2;&quot;&quot;)" office:value-type="float" office:value="4">
            <text:p>4</text:p>
          </table:table-cell>
          <table:table-cell table:number-columns-repeated="2" table:style-name="ce28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23" table:formula="of:=IF(OR([.Q27]&lt;&gt;&quot;&quot;;[.S27]&lt;&gt;&quot;&quot;;[.R27]&gt;&quot;&quot;);SUM([.Q27:.S27])/3;&quot;&quot;)" office:value-type="float" office:value="6.33333333333333">
            <text:p>6,33</text:p>
          </table:table-cell>
          <table:table-cell/>
          <table:table-cell table:style-name="ce30" table:formula="of:=IF([.F27]&lt;&gt;&quot;&quot;;0.7*[.F27]+0.2*[.T27]+0.1*[.P27];&quot;&quot;)">
            <text:p/>
          </table:table-cell>
          <table:table-cell table:style-name="ce30" table:formula="of:=IF([.F27]&lt;&gt;&quot;&quot;;0.6+0.24*[.M27]+0.6*[.F27]+0.1*[.P27];&quot;&quot;)">
            <text:p/>
          </table:table-cell>
          <table:table-cell table:style-name="ce30" table:formula="of:=IF([.F27]&lt;&gt;&quot;&quot;;0.6+0.24*[.M27]+0.4*[.F27]+0.2*[.T27]+0.1*[.P27];&quot;&quot;)">
            <text:p/>
          </table:table-cell>
          <table:table-cell/>
          <table:table-cell table:style-name="ce32" table:formula="of:=IF([.V27]&lt;&gt;&quot;&quot;;MAX([.V27:.X27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Palacios Landi, Fernando</text:p>
          </table:table-cell>
          <table:table-cell table:style-name="ce8" table:formula="of:=IF([.G28]&lt;&gt;&quot;&quot;;[.G28]*2.5/75;&quot;&quot;)">
            <text:p/>
          </table:table-cell>
          <table:table-cell table:style-name="ce8" table:formula="of:=IF([.H28]&lt;&gt;&quot;&quot;;[.H28]*2.5/50;&quot;&quot;)">
            <text:p/>
          </table:table-cell>
          <table:table-cell table:number-columns-repeated="2" table:style-name="ce8"/>
          <table:table-cell table:style-name="ce17" table:formula="of:=IF(OR([.B28]&lt;&gt;&quot;&quot;;[.C28]&lt;&gt;&quot;&quot;;[.D28]&lt;&gt;&quot;&quot;;[.E28]&lt;&gt;&quot;&quot;);SUM([.B28:.E28]);&quot;&quot;)">
            <text:p/>
          </table:table-cell>
          <table:table-cell table:number-columns-repeated="2"/>
          <table:table-cell table:number-columns-repeated="4" table:style-name="ce20"/>
          <table:table-cell table:style-name="ce23" table:formula="of:=IF(OR([.I28]&lt;&gt;&quot;&quot;;[.J28]&lt;&gt;&quot;&quot;;[.K28]&lt;&gt;&quot;&quot;;[.L28]&lt;&gt;&quot;&quot;);SUM([.I28:.L28])/4;&quot;&quot;)">
            <text:p/>
          </table:table-cell>
          <table:table-cell table:number-columns-repeated="2" table:style-name="ce20"/>
          <table:table-cell table:style-name="ce25" table:formula="of:=IF(OR([.N28]&lt;&gt;&quot;&quot;;[.O28]&lt;&gt;&quot;&quot;);SUM([.N28:.O28])/2;&quot;&quot;)">
            <text:p/>
          </table:table-cell>
          <table:table-cell table:number-columns-repeated="3" table:style-name="ce28"/>
          <table:table-cell table:style-name="ce23" table:formula="of:=IF(OR([.Q28]&lt;&gt;&quot;&quot;;[.S28]&lt;&gt;&quot;&quot;;[.R28]&gt;&quot;&quot;);SUM([.Q28:.S28])/3;&quot;&quot;)">
            <text:p/>
          </table:table-cell>
          <table:table-cell/>
          <table:table-cell table:style-name="ce30" table:formula="of:=IF([.F28]&lt;&gt;&quot;&quot;;0.7*[.F28]+0.2*[.T28]+0.1*[.P28];&quot;&quot;)">
            <text:p/>
          </table:table-cell>
          <table:table-cell table:style-name="ce30" table:formula="of:=IF([.F28]&lt;&gt;&quot;&quot;;0.6+0.24*[.M28]+0.6*[.F28]+0.1*[.P28];&quot;&quot;)">
            <text:p/>
          </table:table-cell>
          <table:table-cell table:style-name="ce30" table:formula="of:=IF([.F28]&lt;&gt;&quot;&quot;;0.6+0.24*[.M28]+0.4*[.F28]+0.2*[.T28]+0.1*[.P28];&quot;&quot;)">
            <text:p/>
          </table:table-cell>
          <table:table-cell/>
          <table:table-cell table:style-name="ce32" table:formula="of:=IF([.V28]&lt;&gt;&quot;&quot;;MAX([.V28:.X28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Pedraza Garcia, Leandro</text:p>
          </table:table-cell>
          <table:table-cell table:style-name="ce8" table:formula="of:=IF([.G29]&lt;&gt;&quot;&quot;;[.G29]*2.5/75;&quot;&quot;)">
            <text:p/>
          </table:table-cell>
          <table:table-cell table:style-name="ce8" table:formula="of:=IF([.H29]&lt;&gt;&quot;&quot;;[.H29]*2.5/50;&quot;&quot;)">
            <text:p/>
          </table:table-cell>
          <table:table-cell table:number-columns-repeated="2" table:style-name="ce8"/>
          <table:table-cell table:style-name="ce17" table:formula="of:=IF(OR([.B29]&lt;&gt;&quot;&quot;;[.C29]&lt;&gt;&quot;&quot;;[.D29]&lt;&gt;&quot;&quot;;[.E29]&lt;&gt;&quot;&quot;);SUM([.B29:.E29]);&quot;&quot;)">
            <text:p/>
          </table:table-cell>
          <table:table-cell table:number-columns-repeated="2"/>
          <table:table-cell table:number-columns-repeated="4" table:style-name="ce20"/>
          <table:table-cell table:style-name="ce23" table:formula="of:=IF(OR([.I29]&lt;&gt;&quot;&quot;;[.J29]&lt;&gt;&quot;&quot;;[.K29]&lt;&gt;&quot;&quot;;[.L29]&lt;&gt;&quot;&quot;);SUM([.I29:.L29])/4;&quot;&quot;)">
            <text:p/>
          </table:table-cell>
          <table:table-cell table:number-columns-repeated="2" table:style-name="ce20"/>
          <table:table-cell table:style-name="ce25" table:formula="of:=IF(OR([.N29]&lt;&gt;&quot;&quot;;[.O29]&lt;&gt;&quot;&quot;);SUM([.N29:.O29])/2;&quot;&quot;)">
            <text:p/>
          </table:table-cell>
          <table:table-cell table:number-columns-repeated="3" table:style-name="ce28"/>
          <table:table-cell table:style-name="ce23" table:formula="of:=IF(OR([.Q29]&lt;&gt;&quot;&quot;;[.S29]&lt;&gt;&quot;&quot;;[.R29]&gt;&quot;&quot;);SUM([.Q29:.S29])/3;&quot;&quot;)">
            <text:p/>
          </table:table-cell>
          <table:table-cell/>
          <table:table-cell table:style-name="ce30" table:formula="of:=IF([.F29]&lt;&gt;&quot;&quot;;0.7*[.F29]+0.2*[.T29]+0.1*[.P29];&quot;&quot;)">
            <text:p/>
          </table:table-cell>
          <table:table-cell table:style-name="ce30" table:formula="of:=IF([.F29]&lt;&gt;&quot;&quot;;0.6+0.24*[.M29]+0.6*[.F29]+0.1*[.P29];&quot;&quot;)">
            <text:p/>
          </table:table-cell>
          <table:table-cell table:style-name="ce30" table:formula="of:=IF([.F29]&lt;&gt;&quot;&quot;;0.6+0.24*[.M29]+0.4*[.F29]+0.2*[.T29]+0.1*[.P29];&quot;&quot;)">
            <text:p/>
          </table:table-cell>
          <table:table-cell/>
          <table:table-cell table:style-name="ce32" table:formula="of:=IF([.V29]&lt;&gt;&quot;&quot;;MAX([.V29:.X29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Rodríguez Pizá, Iván</text:p>
          </table:table-cell>
          <table:table-cell table:style-name="ce8" table:formula="of:=IF([.G30]&lt;&gt;&quot;&quot;;[.G30]*2.5/75;&quot;&quot;)">
            <text:p/>
          </table:table-cell>
          <table:table-cell table:style-name="ce8" table:formula="of:=IF([.H30]&lt;&gt;&quot;&quot;;[.H30]*2.5/50;&quot;&quot;)">
            <text:p/>
          </table:table-cell>
          <table:table-cell table:number-columns-repeated="2" table:style-name="ce8"/>
          <table:table-cell table:style-name="ce17" table:formula="of:=IF(OR([.B30]&lt;&gt;&quot;&quot;;[.C30]&lt;&gt;&quot;&quot;;[.D30]&lt;&gt;&quot;&quot;;[.E30]&lt;&gt;&quot;&quot;);SUM([.B30:.E30]);&quot;&quot;)">
            <text:p/>
          </table:table-cell>
          <table:table-cell table:number-columns-repeated="2"/>
          <table:table-cell table:style-name="ce20" office:value-type="float" office:value="7.5">
            <text:p>7,5</text:p>
          </table:table-cell>
          <table:table-cell table:style-name="ce20" office:value-type="float" office:value="4.5">
            <text:p>4,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style-name="ce23" table:formula="of:=IF(OR([.I30]&lt;&gt;&quot;&quot;;[.J30]&lt;&gt;&quot;&quot;;[.K30]&lt;&gt;&quot;&quot;;[.L30]&lt;&gt;&quot;&quot;);SUM([.I30:.L30])/4;&quot;&quot;)" office:value-type="float" office:value="7.25">
            <text:p>7,2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5" table:formula="of:=IF(OR([.N30]&lt;&gt;&quot;&quot;;[.O30]&lt;&gt;&quot;&quot;);SUM([.N30:.O30])/2;&quot;&quot;)" office:value-type="float" office:value="7.5">
            <text:p>7,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8">
            <text:p>8</text:p>
          </table:table-cell>
          <table:table-cell table:style-name="ce23" table:formula="of:=IF(OR([.Q30]&lt;&gt;&quot;&quot;;[.S30]&lt;&gt;&quot;&quot;;[.R30]&gt;&quot;&quot;);SUM([.Q30:.S30])/3;&quot;&quot;)" office:value-type="float" office:value="9.16666666666667">
            <text:p>9,17</text:p>
          </table:table-cell>
          <table:table-cell/>
          <table:table-cell table:style-name="ce30" table:formula="of:=IF([.F30]&lt;&gt;&quot;&quot;;0.7*[.F30]+0.2*[.T30]+0.1*[.P30];&quot;&quot;)">
            <text:p/>
          </table:table-cell>
          <table:table-cell table:style-name="ce30" table:formula="of:=IF([.F30]&lt;&gt;&quot;&quot;;0.6+0.24*[.M30]+0.6*[.F30]+0.1*[.P30];&quot;&quot;)">
            <text:p/>
          </table:table-cell>
          <table:table-cell table:style-name="ce30" table:formula="of:=IF([.F30]&lt;&gt;&quot;&quot;;0.6+0.24*[.M30]+0.4*[.F30]+0.2*[.T30]+0.1*[.P30];&quot;&quot;)">
            <text:p/>
          </table:table-cell>
          <table:table-cell/>
          <table:table-cell table:style-name="ce32" table:formula="of:=IF([.V30]&lt;&gt;&quot;&quot;;MAX([.V30:.X30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Rodríguez Tello, Ángel</text:p>
          </table:table-cell>
          <table:table-cell table:style-name="ce8" table:formula="of:=IF([.G31]&lt;&gt;&quot;&quot;;[.G31]*2.5/75;&quot;&quot;)" office:value-type="float" office:value="0">
            <text:p>0</text:p>
          </table:table-cell>
          <table:table-cell table:style-name="ce8" table:formula="of:=IF([.H31]&lt;&gt;&quot;&quot;;[.H31]*2.5/50;&quot;&quot;)" office:value-type="float" office:value="0.75">
            <text:p>0,75</text:p>
          </table:table-cell>
          <table:table-cell table:number-columns-repeated="2" table:style-name="ce8"/>
          <table:table-cell table:style-name="ce17" table:formula="of:=IF(OR([.B31]&lt;&gt;&quot;&quot;;[.C31]&lt;&gt;&quot;&quot;;[.D31]&lt;&gt;&quot;&quot;;[.E31]&lt;&gt;&quot;&quot;);SUM([.B31:.E31]);&quot;&quot;)"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0"/>
          <table:table-cell table:style-name="ce23" table:formula="of:=IF(OR([.I31]&lt;&gt;&quot;&quot;;[.J31]&lt;&gt;&quot;&quot;;[.K31]&lt;&gt;&quot;&quot;;[.L31]&lt;&gt;&quot;&quot;);SUM([.I31:.L31])/4;&quot;&quot;)" office:value-type="float" office:value="3">
            <text:p>3</text:p>
          </table:table-cell>
          <table:table-cell table:number-columns-repeated="2" table:style-name="ce20"/>
          <table:table-cell table:style-name="ce25" table:formula="of:=IF(OR([.N31]&lt;&gt;&quot;&quot;;[.O31]&lt;&gt;&quot;&quot;);SUM([.N31:.O31])/2;&quot;&quot;)">
            <text:p/>
          </table:table-cell>
          <table:table-cell table:number-columns-repeated="3" table:style-name="ce28"/>
          <table:table-cell table:style-name="ce23" table:formula="of:=IF(OR([.Q31]&lt;&gt;&quot;&quot;;[.S31]&lt;&gt;&quot;&quot;;[.R31]&gt;&quot;&quot;);SUM([.Q31:.S31])/3;&quot;&quot;)">
            <text:p/>
          </table:table-cell>
          <table:table-cell/>
          <table:table-cell table:style-name="ce30" table:formula="of:=IF([.F31]&lt;&gt;&quot;&quot;;0.7*[.F31]+0.2*[.T31]+0.1*[.P31];&quot;&quot;)" office:value-type="float" office:value="0.525">
            <text:p>0,53</text:p>
          </table:table-cell>
          <table:table-cell table:style-name="ce30" table:formula="of:=IF([.F31]&lt;&gt;&quot;&quot;;0.6+0.24*[.M31]+0.6*[.F31]+0.1*[.P31];&quot;&quot;)" office:value-type="float" office:value="1.77">
            <text:p>1,77</text:p>
          </table:table-cell>
          <table:table-cell table:style-name="ce30" table:formula="of:=IF([.F31]&lt;&gt;&quot;&quot;;0.6+0.24*[.M31]+0.4*[.F31]+0.2*[.T31]+0.1*[.P31];&quot;&quot;)" office:value-type="float" office:value="1.62">
            <text:p>1,62</text:p>
          </table:table-cell>
          <table:table-cell/>
          <table:table-cell table:style-name="ce32" table:formula="of:=IF([.V31]&lt;&gt;&quot;&quot;;MAX([.V31:.X31]);&quot;&quot;)" office:value-type="float" office:value="1.77">
            <text:p>1,77</text:p>
          </table:table-cell>
          <table:table-cell table:number-columns-repeated="998"/>
        </table:table-row>
        <table:table-row table:style-name="ro4">
          <table:table-cell table:style-name="ce2" office:value-type="string">
            <text:p>Rossello Ferragut, Mª del Carme</text:p>
          </table:table-cell>
          <table:table-cell table:style-name="ce8" table:formula="of:=IF([.G32]&lt;&gt;&quot;&quot;;[.G32]*2.5/75;&quot;&quot;)">
            <text:p/>
          </table:table-cell>
          <table:table-cell table:style-name="ce8" table:formula="of:=IF([.H32]&lt;&gt;&quot;&quot;;[.H32]*2.5/50;&quot;&quot;)">
            <text:p/>
          </table:table-cell>
          <table:table-cell table:number-columns-repeated="2" table:style-name="ce8"/>
          <table:table-cell table:style-name="ce17" table:formula="of:=IF(OR([.B32]&lt;&gt;&quot;&quot;;[.C32]&lt;&gt;&quot;&quot;;[.D32]&lt;&gt;&quot;&quot;;[.E32]&lt;&gt;&quot;&quot;);SUM([.B32:.E32]);&quot;&quot;)">
            <text:p/>
          </table:table-cell>
          <table:table-cell table:number-columns-repeated="2"/>
          <table:table-cell table:number-columns-repeated="4" table:style-name="ce20"/>
          <table:table-cell table:style-name="ce23" table:formula="of:=IF(OR([.I32]&lt;&gt;&quot;&quot;;[.J32]&lt;&gt;&quot;&quot;;[.K32]&lt;&gt;&quot;&quot;;[.L32]&lt;&gt;&quot;&quot;);SUM([.I32:.L32])/4;&quot;&quot;)">
            <text:p/>
          </table:table-cell>
          <table:table-cell table:number-columns-repeated="2" table:style-name="ce20"/>
          <table:table-cell table:style-name="ce25" table:formula="of:=IF(OR([.N32]&lt;&gt;&quot;&quot;;[.O32]&lt;&gt;&quot;&quot;);SUM([.N32:.O32])/2;&quot;&quot;)">
            <text:p/>
          </table:table-cell>
          <table:table-cell table:number-columns-repeated="3" table:style-name="ce28"/>
          <table:table-cell table:style-name="ce23" table:formula="of:=IF(OR([.Q32]&lt;&gt;&quot;&quot;;[.S32]&lt;&gt;&quot;&quot;;[.R32]&gt;&quot;&quot;);SUM([.Q32:.S32])/3;&quot;&quot;)">
            <text:p/>
          </table:table-cell>
          <table:table-cell/>
          <table:table-cell table:style-name="ce30" table:formula="of:=IF([.F32]&lt;&gt;&quot;&quot;;0.7*[.F32]+0.2*[.T32]+0.1*[.P32];&quot;&quot;)">
            <text:p/>
          </table:table-cell>
          <table:table-cell table:style-name="ce30" table:formula="of:=IF([.F32]&lt;&gt;&quot;&quot;;0.6+0.24*[.M32]+0.6*[.F32]+0.1*[.P32];&quot;&quot;)">
            <text:p/>
          </table:table-cell>
          <table:table-cell table:style-name="ce30" table:formula="of:=IF([.F32]&lt;&gt;&quot;&quot;;0.6+0.24*[.M32]+0.4*[.F32]+0.2*[.T32]+0.1*[.P32];&quot;&quot;)">
            <text:p/>
          </table:table-cell>
          <table:table-cell/>
          <table:table-cell table:style-name="ce32" table:formula="of:=IF([.V32]&lt;&gt;&quot;&quot;;MAX([.V32:.X32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Sánchez Castillo, Jordi</text:p>
          </table:table-cell>
          <table:table-cell table:style-name="ce8" table:formula="of:=IF([.G33]&lt;&gt;&quot;&quot;;[.G33]*2.5/75;&quot;&quot;)">
            <text:p/>
          </table:table-cell>
          <table:table-cell table:style-name="ce8" table:formula="of:=IF([.H33]&lt;&gt;&quot;&quot;;[.H33]*2.5/50;&quot;&quot;)">
            <text:p/>
          </table:table-cell>
          <table:table-cell table:number-columns-repeated="2" table:style-name="ce8"/>
          <table:table-cell table:style-name="ce17" table:formula="of:=IF(OR([.B33]&lt;&gt;&quot;&quot;;[.C33]&lt;&gt;&quot;&quot;;[.D33]&lt;&gt;&quot;&quot;;[.E33]&lt;&gt;&quot;&quot;);SUM([.B33:.E33]);&quot;&quot;)">
            <text:p/>
          </table:table-cell>
          <table:table-cell table:number-columns-repeated="2"/>
          <table:table-cell table:style-name="ce20" office:value-type="float" office:value="7.5">
            <text:p>7,5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3.5">
            <text:p>3,5</text:p>
          </table:table-cell>
          <table:table-cell table:style-name="ce23" table:formula="of:=IF(OR([.I33]&lt;&gt;&quot;&quot;;[.J33]&lt;&gt;&quot;&quot;;[.K33]&lt;&gt;&quot;&quot;;[.L33]&lt;&gt;&quot;&quot;);SUM([.I33:.L33])/4;&quot;&quot;)" office:value-type="float" office:value="5.625">
            <text:p>5,6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5" table:formula="of:=IF(OR([.N33]&lt;&gt;&quot;&quot;;[.O33]&lt;&gt;&quot;&quot;);SUM([.N33:.O33])/2;&quot;&quot;)" office:value-type="float" office:value="2">
            <text:p>2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7">
            <text:p>7</text:p>
          </table:table-cell>
          <table:table-cell table:style-name="ce23" table:formula="of:=IF(OR([.Q33]&lt;&gt;&quot;&quot;;[.S33]&lt;&gt;&quot;&quot;;[.R33]&gt;&quot;&quot;);SUM([.Q33:.S33])/3;&quot;&quot;)" office:value-type="float" office:value="8">
            <text:p>8</text:p>
          </table:table-cell>
          <table:table-cell/>
          <table:table-cell table:style-name="ce30" table:formula="of:=IF([.F33]&lt;&gt;&quot;&quot;;0.7*[.F33]+0.2*[.T33]+0.1*[.P33];&quot;&quot;)">
            <text:p/>
          </table:table-cell>
          <table:table-cell table:style-name="ce30" table:formula="of:=IF([.F33]&lt;&gt;&quot;&quot;;0.6+0.24*[.M33]+0.6*[.F33]+0.1*[.P33];&quot;&quot;)">
            <text:p/>
          </table:table-cell>
          <table:table-cell table:style-name="ce30" table:formula="of:=IF([.F33]&lt;&gt;&quot;&quot;;0.6+0.24*[.M33]+0.4*[.F33]+0.2*[.T33]+0.1*[.P33];&quot;&quot;)">
            <text:p/>
          </table:table-cell>
          <table:table-cell/>
          <table:table-cell table:style-name="ce32" table:formula="of:=IF([.V33]&lt;&gt;&quot;&quot;;MAX([.V33:.X33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Sastre Vicens, Jaime</text:p>
          </table:table-cell>
          <table:table-cell table:style-name="ce8" table:formula="of:=IF([.G34]&lt;&gt;&quot;&quot;;[.G34]*2.5/75;&quot;&quot;)">
            <text:p/>
          </table:table-cell>
          <table:table-cell table:style-name="ce8" table:formula="of:=IF([.H34]&lt;&gt;&quot;&quot;;[.H34]*2.5/50;&quot;&quot;)">
            <text:p/>
          </table:table-cell>
          <table:table-cell table:number-columns-repeated="2" table:style-name="ce8"/>
          <table:table-cell table:style-name="ce17" table:formula="of:=IF(OR([.B34]&lt;&gt;&quot;&quot;;[.C34]&lt;&gt;&quot;&quot;;[.D34]&lt;&gt;&quot;&quot;;[.E34]&lt;&gt;&quot;&quot;);SUM([.B34:.E34]);&quot;&quot;)">
            <text:p/>
          </table:table-cell>
          <table:table-cell table:number-columns-repeated="2"/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3" table:formula="of:=IF(OR([.I34]&lt;&gt;&quot;&quot;;[.J34]&lt;&gt;&quot;&quot;;[.K34]&lt;&gt;&quot;&quot;;[.L34]&lt;&gt;&quot;&quot;);SUM([.I34:.L34])/4;&quot;&quot;)" office:value-type="float" office:value="5.25">
            <text:p>5,25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5">
            <text:p>5</text:p>
          </table:table-cell>
          <table:table-cell table:style-name="ce25" table:formula="of:=IF(OR([.N34]&lt;&gt;&quot;&quot;;[.O34]&lt;&gt;&quot;&quot;);SUM([.N34:.O34])/2;&quot;&quot;)" office:value-type="float" office:value="7.25">
            <text:p>7,2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9">
            <text:p>9</text:p>
          </table:table-cell>
          <table:table-cell table:style-name="ce23" table:formula="of:=IF(OR([.Q34]&lt;&gt;&quot;&quot;;[.S34]&lt;&gt;&quot;&quot;;[.R34]&gt;&quot;&quot;);SUM([.Q34:.S34])/3;&quot;&quot;)" office:value-type="float" office:value="9.5">
            <text:p>9,5</text:p>
          </table:table-cell>
          <table:table-cell/>
          <table:table-cell table:style-name="ce30" table:formula="of:=IF([.F34]&lt;&gt;&quot;&quot;;0.7*[.F34]+0.2*[.T34]+0.1*[.P34];&quot;&quot;)">
            <text:p/>
          </table:table-cell>
          <table:table-cell table:style-name="ce30" table:formula="of:=IF([.F34]&lt;&gt;&quot;&quot;;0.6+0.24*[.M34]+0.6*[.F34]+0.1*[.P34];&quot;&quot;)">
            <text:p/>
          </table:table-cell>
          <table:table-cell table:style-name="ce30" table:formula="of:=IF([.F34]&lt;&gt;&quot;&quot;;0.6+0.24*[.M34]+0.4*[.F34]+0.2*[.T34]+0.1*[.P34];&quot;&quot;)">
            <text:p/>
          </table:table-cell>
          <table:table-cell/>
          <table:table-cell table:style-name="ce32" table:formula="of:=IF([.V34]&lt;&gt;&quot;&quot;;MAX([.V34:.X34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Sealey Cabrer, Marc Antonio</text:p>
          </table:table-cell>
          <table:table-cell table:style-name="ce8" table:formula="of:=IF([.G35]&lt;&gt;&quot;&quot;;[.G35]*2.5/75;&quot;&quot;)">
            <text:p/>
          </table:table-cell>
          <table:table-cell table:style-name="ce8" table:formula="of:=IF([.H35]&lt;&gt;&quot;&quot;;[.H35]*2.5/50;&quot;&quot;)">
            <text:p/>
          </table:table-cell>
          <table:table-cell table:number-columns-repeated="2" table:style-name="ce8"/>
          <table:table-cell table:style-name="ce17" table:formula="of:=IF(OR([.B35]&lt;&gt;&quot;&quot;;[.C35]&lt;&gt;&quot;&quot;;[.D35]&lt;&gt;&quot;&quot;;[.E35]&lt;&gt;&quot;&quot;);SUM([.B35:.E35]);&quot;&quot;)">
            <text:p/>
          </table:table-cell>
          <table:table-cell table:number-columns-repeated="2"/>
          <table:table-cell table:style-name="ce20" office:value-type="float" office:value="5">
            <text:p>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.5">
            <text:p>0,5</text:p>
          </table:table-cell>
          <table:table-cell table:style-name="ce23" table:formula="of:=IF(OR([.I35]&lt;&gt;&quot;&quot;;[.J35]&lt;&gt;&quot;&quot;;[.K35]&lt;&gt;&quot;&quot;;[.L35]&lt;&gt;&quot;&quot;);SUM([.I35:.L35])/4;&quot;&quot;)" office:value-type="float" office:value="2.25">
            <text:p>2,25</text:p>
          </table:table-cell>
          <table:table-cell table:number-columns-repeated="2" table:style-name="ce20"/>
          <table:table-cell table:style-name="ce25" table:formula="of:=IF(OR([.N35]&lt;&gt;&quot;&quot;;[.O35]&lt;&gt;&quot;&quot;);SUM([.N35:.O35])/2;&quot;&quot;)">
            <text:p/>
          </table:table-cell>
          <table:table-cell table:style-name="ce28" office:value-type="float" office:value="7">
            <text:p>7</text:p>
          </table:table-cell>
          <table:table-cell table:number-columns-repeated="2" table:style-name="ce28"/>
          <table:table-cell table:style-name="ce23" table:formula="of:=IF(OR([.Q35]&lt;&gt;&quot;&quot;;[.S35]&lt;&gt;&quot;&quot;;[.R35]&gt;&quot;&quot;);SUM([.Q35:.S35])/3;&quot;&quot;)" office:value-type="float" office:value="2.33333333333333">
            <text:p>2,33</text:p>
          </table:table-cell>
          <table:table-cell/>
          <table:table-cell table:style-name="ce30" table:formula="of:=IF([.F35]&lt;&gt;&quot;&quot;;0.7*[.F35]+0.2*[.T35]+0.1*[.P35];&quot;&quot;)">
            <text:p/>
          </table:table-cell>
          <table:table-cell table:style-name="ce30" table:formula="of:=IF([.F35]&lt;&gt;&quot;&quot;;0.6+0.24*[.M35]+0.6*[.F35]+0.1*[.P35];&quot;&quot;)">
            <text:p/>
          </table:table-cell>
          <table:table-cell table:style-name="ce30" table:formula="of:=IF([.F35]&lt;&gt;&quot;&quot;;0.6+0.24*[.M35]+0.4*[.F35]+0.2*[.T35]+0.1*[.P35];&quot;&quot;)">
            <text:p/>
          </table:table-cell>
          <table:table-cell/>
          <table:table-cell table:style-name="ce32" table:formula="of:=IF([.V35]&lt;&gt;&quot;&quot;;MAX([.V35:.X35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Segura Calvet, Fernando</text:p>
          </table:table-cell>
          <table:table-cell table:style-name="ce8" table:formula="of:=IF([.G36]&lt;&gt;&quot;&quot;;[.G36]*2.5/75;&quot;&quot;)">
            <text:p/>
          </table:table-cell>
          <table:table-cell table:style-name="ce8" table:formula="of:=IF([.H36]&lt;&gt;&quot;&quot;;[.H36]*2.5/50;&quot;&quot;)">
            <text:p/>
          </table:table-cell>
          <table:table-cell table:number-columns-repeated="2" table:style-name="ce8"/>
          <table:table-cell table:style-name="ce17" table:formula="of:=IF(OR([.B36]&lt;&gt;&quot;&quot;;[.C36]&lt;&gt;&quot;&quot;;[.D36]&lt;&gt;&quot;&quot;;[.E36]&lt;&gt;&quot;&quot;);SUM([.B36:.E36]);&quot;&quot;)">
            <text:p/>
          </table:table-cell>
          <table:table-cell table:number-columns-repeated="2"/>
          <table:table-cell table:style-name="ce20" office:value-type="float" office:value="7.5">
            <text:p>7,5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style-name="ce20"/>
          <table:table-cell table:style-name="ce23" table:formula="of:=IF(OR([.I36]&lt;&gt;&quot;&quot;;[.J36]&lt;&gt;&quot;&quot;;[.K36]&lt;&gt;&quot;&quot;;[.L36]&lt;&gt;&quot;&quot;);SUM([.I36:.L36])/4;&quot;&quot;)" office:value-type="float" office:value="1.875">
            <text:p>1,88</text:p>
          </table:table-cell>
          <table:table-cell table:number-columns-repeated="2" table:style-name="ce20"/>
          <table:table-cell table:style-name="ce25" table:formula="of:=IF(OR([.N36]&lt;&gt;&quot;&quot;;[.O36]&lt;&gt;&quot;&quot;);SUM([.N36:.O36])/2;&quot;&quot;)">
            <text:p/>
          </table:table-cell>
          <table:table-cell table:style-name="ce28" office:value-type="float" office:value="10">
            <text:p>10</text:p>
          </table:table-cell>
          <table:table-cell table:number-columns-repeated="2" table:style-name="ce28"/>
          <table:table-cell table:style-name="ce23" table:formula="of:=IF(OR([.Q36]&lt;&gt;&quot;&quot;;[.S36]&lt;&gt;&quot;&quot;;[.R36]&gt;&quot;&quot;);SUM([.Q36:.S36])/3;&quot;&quot;)" office:value-type="float" office:value="3.33333333333333">
            <text:p>3,33</text:p>
          </table:table-cell>
          <table:table-cell/>
          <table:table-cell table:style-name="ce30" table:formula="of:=IF([.F36]&lt;&gt;&quot;&quot;;0.7*[.F36]+0.2*[.T36]+0.1*[.P36];&quot;&quot;)">
            <text:p/>
          </table:table-cell>
          <table:table-cell table:style-name="ce30" table:formula="of:=IF([.F36]&lt;&gt;&quot;&quot;;0.6+0.24*[.M36]+0.6*[.F36]+0.1*[.P36];&quot;&quot;)">
            <text:p/>
          </table:table-cell>
          <table:table-cell table:style-name="ce30" table:formula="of:=IF([.F36]&lt;&gt;&quot;&quot;;0.6+0.24*[.M36]+0.4*[.F36]+0.2*[.T36]+0.1*[.P36];&quot;&quot;)">
            <text:p/>
          </table:table-cell>
          <table:table-cell/>
          <table:table-cell table:style-name="ce32" table:formula="of:=IF([.V36]&lt;&gt;&quot;&quot;;MAX([.V36:.X36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Socias Vallori, Rafel</text:p>
          </table:table-cell>
          <table:table-cell table:style-name="ce8" table:formula="of:=IF([.G37]&lt;&gt;&quot;&quot;;[.G37]*2.5/75;&quot;&quot;)">
            <text:p/>
          </table:table-cell>
          <table:table-cell table:style-name="ce8" table:formula="of:=IF([.H37]&lt;&gt;&quot;&quot;;[.H37]*2.5/50;&quot;&quot;)">
            <text:p/>
          </table:table-cell>
          <table:table-cell table:number-columns-repeated="2" table:style-name="ce8"/>
          <table:table-cell table:style-name="ce17" table:formula="of:=IF(OR([.B37]&lt;&gt;&quot;&quot;;[.C37]&lt;&gt;&quot;&quot;;[.D37]&lt;&gt;&quot;&quot;;[.E37]&lt;&gt;&quot;&quot;);SUM([.B37:.E37]);&quot;&quot;)">
            <text:p/>
          </table:table-cell>
          <table:table-cell table:number-columns-repeated="2"/>
          <table:table-cell table:style-name="ce20" office:value-type="float" office:value="7.5">
            <text:p>7,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3" table:formula="of:=IF(OR([.I37]&lt;&gt;&quot;&quot;;[.J37]&lt;&gt;&quot;&quot;;[.K37]&lt;&gt;&quot;&quot;;[.L37]&lt;&gt;&quot;&quot;);SUM([.I37:.L37])/4;&quot;&quot;)" office:value-type="float" office:value="5.25">
            <text:p>5,2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0">
            <text:p>10</text:p>
          </table:table-cell>
          <table:table-cell table:style-name="ce25" table:formula="of:=IF(OR([.N37]&lt;&gt;&quot;&quot;;[.O37]&lt;&gt;&quot;&quot;);SUM([.N37:.O37])/2;&quot;&quot;)" office:value-type="float" office:value="7">
            <text:p>7</text:p>
          </table:table-cell>
          <table:table-cell table:style-name="ce28" office:value-type="float" office:value="7.5">
            <text:p>7,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23" table:formula="of:=IF(OR([.Q37]&lt;&gt;&quot;&quot;;[.S37]&lt;&gt;&quot;&quot;;[.R37]&gt;&quot;&quot;);SUM([.Q37:.S37])/3;&quot;&quot;)" office:value-type="float" office:value="7.83333333333333">
            <text:p>7,83</text:p>
          </table:table-cell>
          <table:table-cell/>
          <table:table-cell table:style-name="ce30" table:formula="of:=IF([.F37]&lt;&gt;&quot;&quot;;0.7*[.F37]+0.2*[.T37]+0.1*[.P37];&quot;&quot;)">
            <text:p/>
          </table:table-cell>
          <table:table-cell table:style-name="ce30" table:formula="of:=IF([.F37]&lt;&gt;&quot;&quot;;0.6+0.24*[.M37]+0.6*[.F37]+0.1*[.P37];&quot;&quot;)">
            <text:p/>
          </table:table-cell>
          <table:table-cell table:style-name="ce30" table:formula="of:=IF([.F37]&lt;&gt;&quot;&quot;;0.6+0.24*[.M37]+0.4*[.F37]+0.2*[.T37]+0.1*[.P37];&quot;&quot;)">
            <text:p/>
          </table:table-cell>
          <table:table-cell/>
          <table:table-cell table:style-name="ce32" table:formula="of:=IF([.V37]&lt;&gt;&quot;&quot;;MAX([.V37:.X37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Tomàs Cañellas, Antoni Simó</text:p>
          </table:table-cell>
          <table:table-cell table:style-name="ce8" table:formula="of:=IF([.G38]&lt;&gt;&quot;&quot;;[.G38]*2.5/75;&quot;&quot;)">
            <text:p/>
          </table:table-cell>
          <table:table-cell table:style-name="ce8" table:formula="of:=IF([.H38]&lt;&gt;&quot;&quot;;[.H38]*2.5/50;&quot;&quot;)">
            <text:p/>
          </table:table-cell>
          <table:table-cell table:number-columns-repeated="2" table:style-name="ce8"/>
          <table:table-cell table:style-name="ce17" table:formula="of:=IF(OR([.B38]&lt;&gt;&quot;&quot;;[.C38]&lt;&gt;&quot;&quot;;[.D38]&lt;&gt;&quot;&quot;;[.E38]&lt;&gt;&quot;&quot;);SUM([.B38:.E38]);&quot;&quot;)">
            <text:p/>
          </table:table-cell>
          <table:table-cell table:number-columns-repeated="2"/>
          <table:table-cell table:number-columns-repeated="4" table:style-name="ce20"/>
          <table:table-cell table:style-name="ce23" table:formula="of:=IF(OR([.I38]&lt;&gt;&quot;&quot;;[.J38]&lt;&gt;&quot;&quot;;[.K38]&lt;&gt;&quot;&quot;;[.L38]&lt;&gt;&quot;&quot;);SUM([.I38:.L38])/4;&quot;&quot;)">
            <text:p/>
          </table:table-cell>
          <table:table-cell table:number-columns-repeated="2" table:style-name="ce20"/>
          <table:table-cell table:style-name="ce25" table:formula="of:=IF(OR([.N38]&lt;&gt;&quot;&quot;;[.O38]&lt;&gt;&quot;&quot;);SUM([.N38:.O38])/2;&quot;&quot;)">
            <text:p/>
          </table:table-cell>
          <table:table-cell table:number-columns-repeated="3" table:style-name="ce28"/>
          <table:table-cell table:style-name="ce23" table:formula="of:=IF(OR([.Q38]&lt;&gt;&quot;&quot;;[.S38]&lt;&gt;&quot;&quot;;[.R38]&gt;&quot;&quot;);SUM([.Q38:.S38])/3;&quot;&quot;)">
            <text:p/>
          </table:table-cell>
          <table:table-cell/>
          <table:table-cell table:style-name="ce30" table:formula="of:=IF([.F38]&lt;&gt;&quot;&quot;;0.7*[.F38]+0.2*[.T38]+0.1*[.P38];&quot;&quot;)">
            <text:p/>
          </table:table-cell>
          <table:table-cell table:style-name="ce30" table:formula="of:=IF([.F38]&lt;&gt;&quot;&quot;;0.6+0.24*[.M38]+0.6*[.F38]+0.1*[.P38];&quot;&quot;)">
            <text:p/>
          </table:table-cell>
          <table:table-cell table:style-name="ce30" table:formula="of:=IF([.F38]&lt;&gt;&quot;&quot;;0.6+0.24*[.M38]+0.4*[.F38]+0.2*[.T38]+0.1*[.P38];&quot;&quot;)">
            <text:p/>
          </table:table-cell>
          <table:table-cell/>
          <table:table-cell table:style-name="ce32" table:formula="of:=IF([.V38]&lt;&gt;&quot;&quot;;MAX([.V38:.X38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Trigo Yerga, Beatriz</text:p>
          </table:table-cell>
          <table:table-cell table:style-name="ce8" table:formula="of:=IF([.G39]&lt;&gt;&quot;&quot;;[.G39]*2.5/75;&quot;&quot;)">
            <text:p/>
          </table:table-cell>
          <table:table-cell table:style-name="ce8" table:formula="of:=IF([.H39]&lt;&gt;&quot;&quot;;[.H39]*2.5/50;&quot;&quot;)">
            <text:p/>
          </table:table-cell>
          <table:table-cell table:number-columns-repeated="2" table:style-name="ce8"/>
          <table:table-cell table:style-name="ce17" table:formula="of:=IF(OR([.B39]&lt;&gt;&quot;&quot;;[.C39]&lt;&gt;&quot;&quot;;[.D39]&lt;&gt;&quot;&quot;;[.E39]&lt;&gt;&quot;&quot;);SUM([.B39:.E39]);&quot;&quot;)">
            <text:p/>
          </table:table-cell>
          <table:table-cell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5">
            <text:p>5</text:p>
          </table:table-cell>
          <table:table-cell table:style-name="ce23" table:formula="of:=IF(OR([.I39]&lt;&gt;&quot;&quot;;[.J39]&lt;&gt;&quot;&quot;;[.K39]&lt;&gt;&quot;&quot;;[.L39]&lt;&gt;&quot;&quot;);SUM([.I39:.L39])/4;&quot;&quot;)" office:value-type="float" office:value="3.875">
            <text:p>3,88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4">
            <text:p>4</text:p>
          </table:table-cell>
          <table:table-cell table:style-name="ce25" table:formula="of:=IF(OR([.N39]&lt;&gt;&quot;&quot;;[.O39]&lt;&gt;&quot;&quot;);SUM([.N39:.O39])/2;&quot;&quot;)" office:value-type="float" office:value="4.75">
            <text:p>4,75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9">
            <text:p>9</text:p>
          </table:table-cell>
          <table:table-cell table:style-name="ce23" table:formula="of:=IF(OR([.Q39]&lt;&gt;&quot;&quot;;[.S39]&lt;&gt;&quot;&quot;;[.R39]&gt;&quot;&quot;);SUM([.Q39:.S39])/3;&quot;&quot;)" office:value-type="float" office:value="6.66666666666667">
            <text:p>6,67</text:p>
          </table:table-cell>
          <table:table-cell/>
          <table:table-cell table:style-name="ce30" table:formula="of:=IF([.F39]&lt;&gt;&quot;&quot;;0.7*[.F39]+0.2*[.T39]+0.1*[.P39];&quot;&quot;)">
            <text:p/>
          </table:table-cell>
          <table:table-cell table:style-name="ce30" table:formula="of:=IF([.F39]&lt;&gt;&quot;&quot;;0.6+0.24*[.M39]+0.6*[.F39]+0.1*[.P39];&quot;&quot;)">
            <text:p/>
          </table:table-cell>
          <table:table-cell table:style-name="ce30" table:formula="of:=IF([.F39]&lt;&gt;&quot;&quot;;0.6+0.24*[.M39]+0.4*[.F39]+0.2*[.T39]+0.1*[.P39];&quot;&quot;)">
            <text:p/>
          </table:table-cell>
          <table:table-cell/>
          <table:table-cell table:style-name="ce32" table:formula="of:=IF([.V39]&lt;&gt;&quot;&quot;;MAX([.V39:.X39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Vázquez Nicolau, Cristina</text:p>
          </table:table-cell>
          <table:table-cell table:style-name="ce8" table:formula="of:=IF([.G40]&lt;&gt;&quot;&quot;;[.G40]*2.5/75;&quot;&quot;)">
            <text:p/>
          </table:table-cell>
          <table:table-cell table:style-name="ce8" table:formula="of:=IF([.H40]&lt;&gt;&quot;&quot;;[.H40]*2.5/50;&quot;&quot;)">
            <text:p/>
          </table:table-cell>
          <table:table-cell table:number-columns-repeated="2" table:style-name="ce8"/>
          <table:table-cell table:style-name="ce17" table:formula="of:=IF(OR([.B40]&lt;&gt;&quot;&quot;;[.C40]&lt;&gt;&quot;&quot;;[.D40]&lt;&gt;&quot;&quot;;[.E40]&lt;&gt;&quot;&quot;);SUM([.B40:.E40]);&quot;&quot;)">
            <text:p/>
          </table:table-cell>
          <table:table-cell table:number-columns-repeated="2"/>
          <table:table-cell table:style-name="ce20" office:value-type="float" office:value="6.5">
            <text:p>6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 table:style-name="ce23" table:formula="of:=IF(OR([.I40]&lt;&gt;&quot;&quot;;[.J40]&lt;&gt;&quot;&quot;;[.K40]&lt;&gt;&quot;&quot;;[.L40]&lt;&gt;&quot;&quot;);SUM([.I40:.L40])/4;&quot;&quot;)" office:value-type="float" office:value="4.375">
            <text:p>4,38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5" table:formula="of:=IF(OR([.N40]&lt;&gt;&quot;&quot;;[.O40]&lt;&gt;&quot;&quot;);SUM([.N40:.O40])/2;&quot;&quot;)" office:value-type="float" office:value="7.5">
            <text:p>7,5</text:p>
          </table:table-cell>
          <table:table-cell table:number-columns-repeated="3" table:style-name="ce28"/>
          <table:table-cell table:style-name="ce23" table:formula="of:=IF(OR([.Q40]&lt;&gt;&quot;&quot;;[.S40]&lt;&gt;&quot;&quot;;[.R40]&gt;&quot;&quot;);SUM([.Q40:.S40])/3;&quot;&quot;)">
            <text:p/>
          </table:table-cell>
          <table:table-cell/>
          <table:table-cell table:style-name="ce30" table:formula="of:=IF([.F40]&lt;&gt;&quot;&quot;;0.7*[.F40]+0.2*[.T40]+0.1*[.P40];&quot;&quot;)">
            <text:p/>
          </table:table-cell>
          <table:table-cell table:style-name="ce30" table:formula="of:=IF([.F40]&lt;&gt;&quot;&quot;;0.6+0.24*[.M40]+0.6*[.F40]+0.1*[.P40];&quot;&quot;)">
            <text:p/>
          </table:table-cell>
          <table:table-cell table:style-name="ce30" table:formula="of:=IF([.F40]&lt;&gt;&quot;&quot;;0.6+0.24*[.M40]+0.4*[.F40]+0.2*[.T40]+0.1*[.P40];&quot;&quot;)">
            <text:p/>
          </table:table-cell>
          <table:table-cell/>
          <table:table-cell table:style-name="ce32" table:formula="of:=IF([.V40]&lt;&gt;&quot;&quot;;MAX([.V40:.X40]);&quot;&quot;)">
            <text:p/>
          </table:table-cell>
          <table:table-cell table:number-columns-repeated="998"/>
        </table:table-row>
        <table:table-row table:style-name="ro3">
          <table:table-cell table:style-name="ce2" office:value-type="string">
            <text:p>Vidal Llamas, Daniel</text:p>
          </table:table-cell>
          <table:table-cell table:style-name="ce8" table:formula="of:=IF([.G41]&lt;&gt;&quot;&quot;;[.G41]*2.5/75;&quot;&quot;)">
            <text:p/>
          </table:table-cell>
          <table:table-cell table:style-name="ce8" table:formula="of:=IF([.H41]&lt;&gt;&quot;&quot;;[.H41]*2.5/50;&quot;&quot;)">
            <text:p/>
          </table:table-cell>
          <table:table-cell table:number-columns-repeated="2" table:style-name="ce8"/>
          <table:table-cell table:style-name="ce17" table:formula="of:=IF(OR([.B41]&lt;&gt;&quot;&quot;;[.C41]&lt;&gt;&quot;&quot;;[.D41]&lt;&gt;&quot;&quot;;[.E41]&lt;&gt;&quot;&quot;);SUM([.B41:.E41]);&quot;&quot;)">
            <text:p/>
          </table:table-cell>
          <table:table-cell table:number-columns-repeated="2"/>
          <table:table-cell table:style-name="ce20" office:value-type="float" office:value="9.5">
            <text:p>9,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0"/>
          <table:table-cell table:style-name="ce23" table:formula="of:=IF(OR([.I41]&lt;&gt;&quot;&quot;;[.J41]&lt;&gt;&quot;&quot;;[.K41]&lt;&gt;&quot;&quot;;[.L41]&lt;&gt;&quot;&quot;);SUM([.I41:.L41])/4;&quot;&quot;)" office:value-type="float" office:value="2.875">
            <text:p>2,88</text:p>
          </table:table-cell>
          <table:table-cell table:number-columns-repeated="2" table:style-name="ce20"/>
          <table:table-cell table:style-name="ce25" table:formula="of:=IF(OR([.N41]&lt;&gt;&quot;&quot;;[.O41]&lt;&gt;&quot;&quot;);SUM([.N41:.O41])/2;&quot;&quot;)">
            <text:p/>
          </table:table-cell>
          <table:table-cell table:style-name="ce28" office:value-type="float" office:value="5">
            <text:p>5</text:p>
          </table:table-cell>
          <table:table-cell table:number-columns-repeated="2" table:style-name="ce28"/>
          <table:table-cell table:style-name="ce23" table:formula="of:=IF(OR([.Q41]&lt;&gt;&quot;&quot;;[.S41]&lt;&gt;&quot;&quot;;[.R41]&gt;&quot;&quot;);SUM([.Q41:.S41])/3;&quot;&quot;)" office:value-type="float" office:value="1.66666666666667">
            <text:p>1,67</text:p>
          </table:table-cell>
          <table:table-cell/>
          <table:table-cell table:style-name="ce30" table:formula="of:=IF([.F41]&lt;&gt;&quot;&quot;;0.7*[.F41]+0.2*[.T41]+0.1*[.P41];&quot;&quot;)">
            <text:p/>
          </table:table-cell>
          <table:table-cell table:style-name="ce30" table:formula="of:=IF([.F41]&lt;&gt;&quot;&quot;;0.6+0.24*[.M41]+0.6*[.F41]+0.1*[.P41];&quot;&quot;)">
            <text:p/>
          </table:table-cell>
          <table:table-cell table:style-name="ce30" table:formula="of:=IF([.F41]&lt;&gt;&quot;&quot;;0.6+0.24*[.M41]+0.4*[.F41]+0.2*[.T41]+0.1*[.P41];&quot;&quot;)">
            <text:p/>
          </table:table-cell>
          <table:table-cell/>
          <table:table-cell table:style-name="ce32" table:formula="of:=IF([.V41]&lt;&gt;&quot;&quot;;MAX([.V41:.X41]);&quot;&quot;)">
            <text:p/>
          </table:table-cell>
          <table:table-cell table:number-columns-repeated="998"/>
        </table:table-row>
        <table:table-row table:style-name="ro4">
          <table:table-cell table:style-name="ce2" office:value-type="string">
            <text:p>Vidal Ripoll, Juan</text:p>
          </table:table-cell>
          <table:table-cell table:style-name="ce8" table:formula="of:=IF([.G42]&lt;&gt;&quot;&quot;;[.G42]*2.5/75;&quot;&quot;)" office:value-type="float" office:value="2.5">
            <text:p>2,5</text:p>
          </table:table-cell>
          <table:table-cell table:style-name="ce8" table:formula="of:=IF([.H42]&lt;&gt;&quot;&quot;;[.H42]*2.5/50;&quot;&quot;)" office:value-type="float" office:value="0.25">
            <text:p>0,25</text:p>
          </table:table-cell>
          <table:table-cell table:number-columns-repeated="2" table:style-name="ce8"/>
          <table:table-cell table:style-name="ce17" table:formula="of:=IF(OR([.B42]&lt;&gt;&quot;&quot;;[.C42]&lt;&gt;&quot;&quot;;[.D42]&lt;&gt;&quot;&quot;;[.E42]&lt;&gt;&quot;&quot;);SUM([.B42:.E42]);&quot;&quot;)" office:value-type="float" office:value="2.75">
            <text:p>2,7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3" table:formula="of:=IF(OR([.I42]&lt;&gt;&quot;&quot;;[.J42]&lt;&gt;&quot;&quot;;[.K42]&lt;&gt;&quot;&quot;;[.L42]&lt;&gt;&quot;&quot;);SUM([.I42:.L42])/4;&quot;&quot;)" office:value-type="float" office:value="3.125">
            <text:p>3,13</text:p>
          </table:table-cell>
          <table:table-cell table:number-columns-repeated="2" table:style-name="ce20"/>
          <table:table-cell table:style-name="ce25" table:formula="of:=IF(OR([.N42]&lt;&gt;&quot;&quot;;[.O42]&lt;&gt;&quot;&quot;);SUM([.N42:.O42])/2;&quot;&quot;)">
            <text:p/>
          </table:table-cell>
          <table:table-cell table:style-name="ce28" office:value-type="float" office:value="5">
            <text:p>5</text:p>
          </table:table-cell>
          <table:table-cell table:number-columns-repeated="2" table:style-name="ce28"/>
          <table:table-cell table:style-name="ce23" table:formula="of:=IF(OR([.Q42]&lt;&gt;&quot;&quot;;[.S42]&lt;&gt;&quot;&quot;;[.R42]&gt;&quot;&quot;);SUM([.Q42:.S42])/3;&quot;&quot;)" office:value-type="float" office:value="1.66666666666667">
            <text:p>1,67</text:p>
          </table:table-cell>
          <table:table-cell/>
          <table:table-cell table:style-name="ce30" table:formula="of:=IF([.F42]&lt;&gt;&quot;&quot;;0.7*[.F42]+0.2*[.T42]+0.1*[.P42];&quot;&quot;)" office:value-type="float" office:value="2.25833333333333">
            <text:p>2,26</text:p>
          </table:table-cell>
          <table:table-cell table:style-name="ce30" table:formula="of:=IF([.F42]&lt;&gt;&quot;&quot;;0.6+0.24*[.M42]+0.6*[.F42]+0.1*[.P42];&quot;&quot;)" office:value-type="float" office:value="3">
            <text:p>3</text:p>
          </table:table-cell>
          <table:table-cell table:style-name="ce30" table:formula="of:=IF([.F42]&lt;&gt;&quot;&quot;;0.6+0.24*[.M42]+0.4*[.F42]+0.2*[.T42]+0.1*[.P42];&quot;&quot;)" office:value-type="float" office:value="2.78333333333333">
            <text:p>2,78</text:p>
          </table:table-cell>
          <table:table-cell/>
          <table:table-cell table:style-name="ce32" table:formula="of:=IF([.V42]&lt;&gt;&quot;&quot;;MAX([.V42:.X42]);&quot;&quot;)" office:value-type="float" office:value="3">
            <text:p>3</text:p>
          </table:table-cell>
          <table:table-cell table:number-columns-repeated="998"/>
        </table:table-row>
        <table:table-row table:style-name="ro3">
          <table:table-cell table:style-name="ce2" office:value-type="string">
            <text:p>Vidal Serra, Pablo</text:p>
          </table:table-cell>
          <table:table-cell table:style-name="ce8" table:formula="of:=IF([.G43]&lt;&gt;&quot;&quot;;[.G43]*2.5/75;&quot;&quot;)">
            <text:p/>
          </table:table-cell>
          <table:table-cell table:style-name="ce8" table:formula="of:=IF([.H43]&lt;&gt;&quot;&quot;;[.H43]*2.5/50;&quot;&quot;)">
            <text:p/>
          </table:table-cell>
          <table:table-cell table:number-columns-repeated="2" table:style-name="ce8"/>
          <table:table-cell table:style-name="ce17" table:formula="of:=IF(OR([.B43]&lt;&gt;&quot;&quot;;[.C43]&lt;&gt;&quot;&quot;;[.D43]&lt;&gt;&quot;&quot;;[.E43]&lt;&gt;&quot;&quot;);SUM([.B43:.E43]);&quot;&quot;)">
            <text:p/>
          </table:table-cell>
          <table:table-cell table:number-columns-repeated="2"/>
          <table:table-cell table:style-name="ce20" office:value-type="float" office:value="6.75">
            <text:p>6,7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4.75">
            <text:p>4,75</text:p>
          </table:table-cell>
          <table:table-cell table:style-name="ce20" office:value-type="float" office:value="5">
            <text:p>5</text:p>
          </table:table-cell>
          <table:table-cell table:style-name="ce23" table:formula="of:=IF(OR([.I43]&lt;&gt;&quot;&quot;;[.J43]&lt;&gt;&quot;&quot;;[.K43]&lt;&gt;&quot;&quot;;[.L43]&lt;&gt;&quot;&quot;);SUM([.I43:.L43])/4;&quot;&quot;)" office:value-type="float" office:value="4.75">
            <text:p>4,7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.5">
            <text:p>9,5</text:p>
          </table:table-cell>
          <table:table-cell table:style-name="ce25" table:formula="of:=IF(OR([.N43]&lt;&gt;&quot;&quot;;[.O43]&lt;&gt;&quot;&quot;);SUM([.N43:.O43])/2;&quot;&quot;)" office:value-type="float" office:value="8.75">
            <text:p>8,75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5">
            <text:p>5</text:p>
          </table:table-cell>
          <table:table-cell table:style-name="ce23" table:formula="of:=IF(OR([.Q43]&lt;&gt;&quot;&quot;;[.S43]&lt;&gt;&quot;&quot;;[.R43]&gt;&quot;&quot;);SUM([.Q43:.S43])/3;&quot;&quot;)" office:value-type="float" office:value="7.66666666666667">
            <text:p>7,67</text:p>
          </table:table-cell>
          <table:table-cell/>
          <table:table-cell table:style-name="ce30" table:formula="of:=IF([.F43]&lt;&gt;&quot;&quot;;0.7*[.F43]+0.2*[.T43]+0.1*[.P43];&quot;&quot;)">
            <text:p/>
          </table:table-cell>
          <table:table-cell table:style-name="ce30" table:formula="of:=IF([.F43]&lt;&gt;&quot;&quot;;0.6+0.24*[.M43]+0.6*[.F43]+0.1*[.P43];&quot;&quot;)">
            <text:p/>
          </table:table-cell>
          <table:table-cell table:style-name="ce30" table:formula="of:=IF([.F43]&lt;&gt;&quot;&quot;;0.6+0.24*[.M43]+0.4*[.F43]+0.2*[.T43]+0.1*[.P43];&quot;&quot;)">
            <text:p/>
          </table:table-cell>
          <table:table-cell/>
          <table:table-cell table:style-name="ce32" table:formula="of:=IF([.V43]&lt;&gt;&quot;&quot;;MAX([.V43:.X43]);&quot;&quot;)">
            <text:p/>
          </table:table-cell>
          <table:table-cell table:number-columns-repeated="998"/>
        </table:table-row>
        <table:table-row table:style-name="ro3">
          <table:table-cell table:style-name="ce1" table:number-columns-repeated="6"/>
          <table:table-cell table:number-columns-repeated="1018"/>
        </table:table-row>
        <table:table-row table:style-name="ro3" table:number-rows-repeated="65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 table:print="false">
        <office:forms form:automatic-focus="false" form:apply-design-mode="false"/>
        <table:table-column table:style-name="co1" table:number-columns-repeated="257" table:default-cell-style-name="Default"/>
        <table:table-column table:style-name="co3" table:number-columns-repeated="767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27/09/2010</text:date>, <text:time>11:07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3T16:22:03</meta:creation-date>
    <dc:date>2010-09-27T11:07:04.62</dc:date>
    <meta:editing-cycles>26</meta:editing-cycles>
    <meta:editing-duration>PT578H07M03S</meta:editing-duration>
    <meta:generator>OpenOffice.org/3.0$Win32 OpenOffice.org_project/300m15$Build-9379</meta:generator>
    <meta:document-statistic meta:table-count="3" meta:cell-count="130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